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目次</text:p>
          </text:index-title>
          <text:p text:style-name="Contents_20_1"><text:a xlink:type="simple" xlink:href="#org822b5bf">1. はじめに</text:a></text:p>
          <text:p text:style-name="Contents_20_1"><text:a xlink:type="simple" xlink:href="#org5a08627">2. 基本設定</text:a></text:p>
          <text:p text:style-name="Contents_20_2"><text:a xlink:type="simple" xlink:href="#orgd2ce764">2.1. init.el のヘッダ</text:a></text:p>
          <text:p text:style-name="Contents_20_2"><text:a xlink:type="simple" xlink:href="#org2641418">2.2. init ファイルの読み込み時間計測</text:a></text:p>
          <text:p text:style-name="Contents_20_3"><text:a xlink:type="simple" xlink:href="#org72003da">2.2.1. Emacs 起動時の呼び出し順</text:a></text:p>
          <text:p text:style-name="Contents_20_2"><text:a xlink:type="simple" xlink:href="#org623ba19">2.3. 起動時間の計測</text:a></text:p>
          <text:p text:style-name="Contents_20_2"><text:a xlink:type="simple" xlink:href="#org9af6f50">2.4. GCサイズの最適化</text:a></text:p>
          <text:p text:style-name="Contents_20_2"><text:a xlink:type="simple" xlink:href="#org69e07ee">2.5. [exec-path-from-shell] PATH設定をシェルから継承する</text:a></text:p>
          <text:p text:style-name="Contents_20_2"><text:a xlink:type="simple" xlink:href="#org8e89d04">2.6. cl を使う</text:a></text:p>
          <text:p text:style-name="Contents_20_2"><text:a xlink:type="simple" xlink:href="#orgb99e332">2.7. [load-package-p] 設定の読み込みフラグを確認する</text:a></text:p>
          <text:p text:style-name="Contents_20_2"><text:a xlink:type="simple" xlink:href="#orgbe29d56">2.8. リストで関数を渡す autoload-if-found を使う</text:a></text:p>
          <text:p text:style-name="Contents_20_2"><text:a xlink:type="simple" xlink:href="#org3964584">2.9. [eval-after-autoload-if-found] 複数関数を対象とする遅延読み込み</text:a></text:p>
          <text:p text:style-name="Contents_20_3"><text:a xlink:type="simple" xlink:href="#orge7b7050">2.9.1. 関数版</text:a></text:p>
          <text:p text:style-name="Contents_20_3"><text:a xlink:type="simple" xlink:href="#org75ead62">2.9.2. マクロ版</text:a></text:p>
          <text:p text:style-name="Contents_20_2"><text:a xlink:type="simple" xlink:href="#org3cae4b6">2.10. [library-p] load-path にライブラリがあるかを判定</text:a></text:p>
          <text:p text:style-name="Contents_20_2"><text:a xlink:type="simple" xlink:href="#org7203e85">2.11. [passed-clock-p] 指定時刻が本日の未来の時刻かを判定</text:a></text:p>
          <text:p text:style-name="Contents_20_2"><text:a xlink:type="simple" xlink:href="#orgba0786a">2.12. [input-focus-p] フォーカス判定</text:a></text:p>
          <text:p text:style-name="Contents_20_2"><text:a xlink:type="simple" xlink:href="#org1876a02">2.13. 警告の抑制</text:a></text:p>
          <text:p text:style-name="Contents_20_2"><text:a xlink:type="simple" xlink:href="#org51a0fa5">2.14. エラー表示の抑制</text:a></text:p>
          <text:p text:style-name="Contents_20_2"><text:a xlink:type="simple" xlink:href="#orgdef550c">2.15. compilation buffer でのデータ表示で自動するスクロールする</text:a></text:p>
          <text:p text:style-name="Contents_20_2"><text:a xlink:type="simple" xlink:href="#orga9512cd">2.16. C-x C-c で容易にEmacsを終了させないように質問する</text:a></text:p>
          <text:p text:style-name="Contents_20_2"><text:a xlink:type="simple" xlink:href="#orga32eafd">2.17. [shut-up.el] Messages 出力を封じる（制御する）</text:a></text:p>
          <text:p text:style-name="Contents_20_2"><text:a xlink:type="simple" xlink:href="#orgf85c1df">2.18. エンターキーの挙動</text:a></text:p>
          <text:p text:style-name="Contents_20_2"><text:a xlink:type="simple" xlink:href="#org1cc7c94">2.19. コマンド入力中に入力過程をミニバッファに反映する</text:a></text:p>
          <text:p text:style-name="Contents_20_1"><text:a xlink:type="simple" xlink:href="#orgef42335">3. コア設定</text:a></text:p>
          <text:p text:style-name="Contents_20_2"><text:a xlink:type="simple" xlink:href="#org587e255">3.1. 言語／文字コード</text:a></text:p>
          <text:p text:style-name="Contents_20_2"><text:a xlink:type="simple" xlink:href="#orgc5d3305">3.2. 日本語入力</text:a></text:p>
          <text:p text:style-name="Contents_20_2"><text:a xlink:type="simple" xlink:href="#orge2178e0">3.3. [ag.el] 検索</text:a></text:p>
          <text:p text:style-name="Contents_20_2"><text:a xlink:type="simple" xlink:href="#org5f8bf31">3.4. 基本キーバインド</text:a></text:p>
          <text:p text:style-name="Contents_20_2"><text:a xlink:type="simple" xlink:href="#org79b28c2">3.5. ナローイングするか</text:a></text:p>
          <text:p text:style-name="Contents_20_2"><text:a xlink:type="simple" xlink:href="#org28f9320">3.6. バッファの終わりでのnewlineを禁止する</text:a></text:p>
          <text:p text:style-name="Contents_20_2"><text:a xlink:type="simple" xlink:href="#org166fc51">3.7. 常に最終行に一行追加する</text:a></text:p>
          <text:p text:style-name="Contents_20_2"><text:a xlink:type="simple" xlink:href="#orgadfe6c0">3.8. 長い文章を右端で常に折り返す</text:a></text:p>
          <text:p text:style-name="Contents_20_2"><text:a xlink:type="simple" xlink:href="#orgc43dd9f">3.9. バッファが外部から編集された場合に自動で再読み込みする</text:a></text:p>
          <text:p text:style-name="Contents_20_2"><text:a xlink:type="simple" xlink:href="#org1cb1485">3.10. [uniquify.el] 同じバッファ名が開かれた場合に区別する</text:a></text:p>
          <text:p text:style-name="Contents_20_2"><text:a xlink:type="simple" xlink:href="#orgc2d0eba">3.11. マウスで選択した領域を自動コピー</text:a></text:p>
          <text:p text:style-name="Contents_20_2"><text:a xlink:type="simple" xlink:href="#org4136d67">3.12. パッケージ管理</text:a></text:p>
          <text:p text:style-name="Contents_20_3"><text:a xlink:type="simple" xlink:href="#org80c0884">3.12.1. [cask-mode.el] モード設定</text:a></text:p>
          <text:p text:style-name="Contents_20_3"><text:a xlink:type="simple" xlink:href="#orga6bc0c0">3.12.2. Cask のセットアップ</text:a></text:p>
          <text:p text:style-name="Contents_20_3"><text:a xlink:type="simple" xlink:href="#org24d97cc">3.12.3. load-path を一箇所にして起動を高速化</text:a></text:p>
          <text:p text:style-name="Contents_20_3"><text:a xlink:type="simple" xlink:href="#orgb9272cb">3.12.4. [paradox.el] パッケージ選択画面の改善</text:a></text:p>
          <text:p text:style-name="Contents_20_2"><text:a xlink:type="simple" xlink:href="#org04026fa">3.13. インデント</text:a></text:p>
          <text:p text:style-name="Contents_20_2"><text:a xlink:type="simple" xlink:href="#org94b5956">3.14. [aggressive-indent] 即時バッファ整形</text:a></text:p>
          <text:p text:style-name="Contents_20_2"><text:a xlink:type="simple" xlink:href="#orgf7e1eea">3.15. [ws-butler.el] 不要なスペースを自動除去</text:a></text:p>
          <text:p text:style-name="Contents_20_2"><text:a xlink:type="simple" xlink:href="#org664f942">3.16. ファイルリンクを辿る時に確認のメッセージを出さない</text:a></text:p>
          <text:p text:style-name="Contents_20_2"><text:a xlink:type="simple" xlink:href="#org71e3ecb">3.17. MBPビルド用設定</text:a></text:p>
          <text:p text:style-name="Contents_20_2"><text:a xlink:type="simple" xlink:href="#orga531295">3.18. NSビルド用設定 <text:span text:style-name="OrgTags">[<text:span text:style-name="OrgTag">Mac</text:span>]</text:span></text:a></text:p>
          <text:p text:style-name="Contents_20_1"><text:a xlink:type="simple" xlink:href="#org6be6a97">4. カーソル移動</text:a></text:p>
          <text:p text:style-name="Contents_20_2"><text:a xlink:type="simple" xlink:href="#org92999a5">4.1. バッファ内のカーソル移動</text:a></text:p>
          <text:p text:style-name="Contents_20_2"><text:a xlink:type="simple" xlink:href="#org23b5eac">4.2. バッファ間のカーソル移動</text:a></text:p>
          <text:p text:style-name="Contents_20_2"><text:a xlink:type="simple" xlink:href="#orgd8f3696">4.3. スクロールを制御</text:a></text:p>
          <text:p text:style-name="Contents_20_2"><text:a xlink:type="simple" xlink:href="#orgf3c8720">4.4. スクロールで表示を重複させる行数</text:a></text:p>
          <text:p text:style-name="Contents_20_2"><text:a xlink:type="simple" xlink:href="#org74de360">4.5. [SmoothScroll.el] カーソル固定でスクロールする</text:a></text:p>
          <text:p text:style-name="Contents_20_2"><text:a xlink:type="simple" xlink:href="#orgd37fabd">4.6. [smooth-scroll.el] 滑らかなスクロール</text:a></text:p>
          <text:p text:style-name="Contents_20_2"><text:a xlink:type="simple" xlink:href="#org01add41">4.7. [point-undo.el] カーソル位置を簡単にたどる</text:a></text:p>
          <text:p text:style-name="Contents_20_2"><text:a xlink:type="simple" xlink:href="#orgfb02178">4.8. [cycle-buffer.el] カレントバッファの表示切り替え</text:a></text:p>
          <text:p text:style-name="Contents_20_2"><text:a xlink:type="simple" xlink:href="#org47f80b8">4.9. [bm.el] カーソル位置をブックマークして追う</text:a></text:p>
          <text:p text:style-name="Contents_20_2"><text:a xlink:type="simple" xlink:href="#org5679632">4.10. [centered-cursor-mode.el] カーソル位置をバッファ中央に固定</text:a></text:p>
          <text:p text:style-name="Contents_20_2"><text:a xlink:type="simple" xlink:href="#org24be160">4.11. [back-button] マークをたどる</text:a></text:p>
          <text:p text:style-name="Contents_20_2"><text:a xlink:type="simple" xlink:href="#org1ad039a">4.12. [smart-mark] C-g後に元の場所へカーソルを戻す</text:a></text:p>
          <text:p text:style-name="Contents_20_2"><text:a xlink:type="simple" xlink:href="#org9aaece5">4.13. [syntax-subword.el] M-f で移動する位置をより密にする</text:a></text:p>
          <text:p text:style-name="Contents_20_2"><text:a xlink:type="simple" xlink:href="#org9fc2025">4.14. [goto-chg.el] 編集箇所を簡単に辿る</text:a></text:p>
          <text:p text:style-name="Contents_20_1"><text:a xlink:type="simple" xlink:href="#org2feb486">5. 編集サポート</text:a></text:p>
          <text:p text:style-name="Contents_20_2"><text:a xlink:type="simple" xlink:href="#orga09603a">5.1. 矩形編集／連番入力</text:a></text:p>
          <text:p text:style-name="Contents_20_2"><text:a xlink:type="simple" xlink:href="#org3327576">5.2. Yank時に装飾を取る</text:a></text:p>
          <text:p text:style-name="Contents_20_2"><text:a xlink:type="simple" xlink:href="#org1df7225">5.3. ファイル保存時に時間を記録する</text:a></text:p>
          <text:p text:style-name="Contents_20_2"><text:a xlink:type="simple" xlink:href="#org2709613">5.4. 選択リージョンを使って検索</text:a></text:p>
          <text:p text:style-name="Contents_20_2"><text:a xlink:type="simple" xlink:href="#orgba6f0e8">5.5. ChangeLog モード</text:a></text:p>
          <text:p text:style-name="Contents_20_2"><text:a xlink:type="simple" xlink:href="#org4a9f3f2">5.6. テキストモード</text:a></text:p>
          <text:p text:style-name="Contents_20_2"><text:a xlink:type="simple" xlink:href="#org5aea9ef">5.7. C/C++モード</text:a></text:p>
          <text:p text:style-name="Contents_20_2"><text:a xlink:type="simple" xlink:href="#orgdba7938">5.8. C#モード</text:a></text:p>
          <text:p text:style-name="Contents_20_2"><text:a xlink:type="simple" xlink:href="#org1f42c53">5.9. Infoモード</text:a></text:p>
          <text:p text:style-name="Contents_20_2"><text:a xlink:type="simple" xlink:href="#org3f179eb">5.10. Rモード</text:a></text:p>
          <text:p text:style-name="Contents_20_2"><text:a xlink:type="simple" xlink:href="#orge38a9f1">5.11. nXMLモード</text:a></text:p>
          <text:p text:style-name="Contents_20_2"><text:a xlink:type="simple" xlink:href="#org0716776">5.12. yamlモード</text:a></text:p>
          <text:p text:style-name="Contents_20_2"><text:a xlink:type="simple" xlink:href="#orge545814">5.13. jsonモード</text:a></text:p>
          <text:p text:style-name="Contents_20_2"><text:a xlink:type="simple" xlink:href="#orgad00db8">5.14. javascriptモード</text:a></text:p>
          <text:p text:style-name="Contents_20_2"><text:a xlink:type="simple" xlink:href="#org70f8fc8">5.15. csvモード</text:a></text:p>
          <text:p text:style-name="Contents_20_2"><text:a xlink:type="simple" xlink:href="#org8d8969e">5.16. asciiモード</text:a></text:p>
          <text:p text:style-name="Contents_20_2"><text:a xlink:type="simple" xlink:href="#org92e4222">5.17. esモード</text:a></text:p>
          <text:p text:style-name="Contents_20_2"><text:a xlink:type="simple" xlink:href="#org21a9688">5.18. gnuplotモード</text:a></text:p>
          <text:p text:style-name="Contents_20_2"><text:a xlink:type="simple" xlink:href="#org6b225d6">5.19. markdown-mode</text:a></text:p>
          <text:p text:style-name="Contents_20_2"><text:a xlink:type="simple" xlink:href="#org0ddc44d">5.20. cmakeモード</text:a></text:p>
          <text:p text:style-name="Contents_20_2"><text:a xlink:type="simple" xlink:href="#orgfb3baba">5.21. スペルチェック</text:a></text:p>
          <text:p text:style-name="Contents_20_2"><text:a xlink:type="simple" xlink:href="#org81bc310">5.22. リアルタイムスペルチェック</text:a></text:p>
          <text:p text:style-name="Contents_20_2"><text:a xlink:type="simple" xlink:href="#orga4fb819">5.23. [latex-math-preview.el] TeX数式をプレビュー</text:a></text:p>
          <text:p text:style-name="Contents_20_2"><text:a xlink:type="simple" xlink:href="#orga932ff4">5.24. [po-mode.el] 翻訳ファイルの編集</text:a></text:p>
          <text:p text:style-name="Contents_20_2"><text:a xlink:type="simple" xlink:href="#org0d8ccbc">5.25. [word-count.el] リージョン内の文字をカウントする</text:a></text:p>
          <text:p text:style-name="Contents_20_2"><text:a xlink:type="simple" xlink:href="#orgbf2fabd">5.26. [yatex.el] YaTeXモード</text:a></text:p>
          <text:p text:style-name="Contents_20_2"><text:a xlink:type="simple" xlink:href="#orgbadb00b">5.27. [auxtex.el] AUCTEXモード</text:a></text:p>
          <text:p text:style-name="Contents_20_2"><text:a xlink:type="simple" xlink:href="#org7f7bf7b">5.28. [display-time-world-mode] 世界時計</text:a></text:p>
          <text:p text:style-name="Contents_20_2"><text:a xlink:type="simple" xlink:href="#org7cca569">5.29. [yasnippet.el] Emacs用のテンプレートシステム</text:a></text:p>
          <text:p text:style-name="Contents_20_2"><text:a xlink:type="simple" xlink:href="#org1b2ddd8">5.30. [sdic.el] 英辞郎で英単語を調べる</text:a></text:p>
          <text:p text:style-name="Contents_20_2"><text:a xlink:type="simple" xlink:href="#org74eccb4">5.31. [osx-dictionary.el] MacOSのdictionary.appで辞書をひく</text:a></text:p>
          <text:p text:style-name="Contents_20_3"><text:a xlink:type="simple" xlink:href="#orgceffd6d">5.31.1. MacOSのdictionary.appでCOBUILD5の辞書をひく（旧）</text:a></text:p>
          <text:p text:style-name="Contents_20_2"><text:a xlink:type="simple" xlink:href="#orga074425">5.32. [lookup.el] 辞書</text:a></text:p>
          <text:p text:style-name="Contents_20_2"><text:a xlink:type="simple" xlink:href="#org80b3347">5.33. [cacoo] Cacoo で描く</text:a></text:p>
          <text:p text:style-name="Contents_20_2"><text:a xlink:type="simple" xlink:href="#org37eb856">5.34. [iedit] バッファ内の同じ文字列を一度に編集する</text:a></text:p>
          <text:p text:style-name="Contents_20_2"><text:a xlink:type="simple" xlink:href="#orgd85ccfb">5.35. [web-mode] HTML編集</text:a></text:p>
          <text:p text:style-name="Contents_20_2"><text:a xlink:type="simple" xlink:href="#org2d8110c">5.36. [emmet-mode] zencoding の後継</text:a></text:p>
          <text:p text:style-name="Contents_20_2"><text:a xlink:type="simple" xlink:href="#org4940bc4">5.37. [zencoding-mode] HTML編集の高速化（旧）</text:a></text:p>
          <text:p text:style-name="Contents_20_2"><text:a xlink:type="simple" xlink:href="#org5800d4a">5.38. [describe-number] 16進数などを確認</text:a></text:p>
          <text:p text:style-name="Contents_20_2"><text:a xlink:type="simple" xlink:href="#org26a2994">5.39. [web-beautify.el] ソースコード整形</text:a></text:p>
          <text:p text:style-name="Contents_20_2"><text:a xlink:type="simple" xlink:href="#org82571c5">5.40. [smartparens.el] 対応するカッコの挿入をアシスト</text:a></text:p>
          <text:p text:style-name="Contents_20_2"><text:a xlink:type="simple" xlink:href="#org318f992">5.41. [replace-from-region.el] 選択領域を別の文字列に置き換える</text:a></text:p>
          <text:p text:style-name="Contents_20_2"><text:a xlink:type="simple" xlink:href="#org5d8ca71">5.42. [selected.el] リージョン選択時のアクションを制御</text:a></text:p>
          <text:p text:style-name="Contents_20_2"><text:a xlink:type="simple" xlink:href="#org9f1313c">5.43. [helm-selected.el] selecte.el のアクション候補を絞り込み</text:a></text:p>
          <text:p text:style-name="Contents_20_2"><text:a xlink:type="simple" xlink:href="#org556b61e">5.44. <text:span text:style-name="OrgTodo">TODO</text:span> [git-complete.el] GIT grep を使う補完エンジン</text:a></text:p>
          <text:p text:style-name="Contents_20_2"><text:a xlink:type="simple" xlink:href="#org7e73b85">5.45. <text:span text:style-name="OrgTodo">TODO</text:span> [tiny.el] 連番入力をサポート</text:a></text:p>
          <text:p text:style-name="Contents_20_1"><text:a xlink:type="simple" xlink:href="#orgf20f7d6">6. 表示サポート</text:a></text:p>
          <text:p text:style-name="Contents_20_2"><text:a xlink:type="simple" xlink:href="#orgd66eec6">6.1. モードラインのモード名を短くする</text:a></text:p>
          <text:p text:style-name="Contents_20_2"><text:a xlink:type="simple" xlink:href="#org28f1893">6.2. 続・モードラインのモード名を短縮する</text:a></text:p>
          <text:p text:style-name="Contents_20_2"><text:a xlink:type="simple" xlink:href="#org8a4629e">6.3. モードラインのNarrowを短くする</text:a></text:p>
          <text:p text:style-name="Contents_20_2"><text:a xlink:type="simple" xlink:href="#org9a4787e">6.4. モードラインの節約（VC-mode編）</text:a></text:p>
          <text:p text:style-name="Contents_20_2"><text:a xlink:type="simple" xlink:href="#org2556468">6.5. モードラインの色をカスタマイズする</text:a></text:p>
          <text:p text:style-name="Contents_20_3"><text:a xlink:type="simple" xlink:href="#org295c441">6.5.1. 色セット例</text:a></text:p>
          <text:p text:style-name="Contents_20_2"><text:a xlink:type="simple" xlink:href="#orgf140140">6.6. visible-bell のカスタマイズ</text:a></text:p>
          <text:p text:style-name="Contents_20_2"><text:a xlink:type="simple" xlink:href="#orgda14c6a">6.7. 常に <text:span text:style-name="Bold">scratch</text:span> を表示して起動する</text:a></text:p>
          <text:p text:style-name="Contents_20_2"><text:a xlink:type="simple" xlink:href="#org8fa928e">6.8. バッテリー情報をモードラインに表示する</text:a></text:p>
          <text:p text:style-name="Contents_20_2"><text:a xlink:type="simple" xlink:href="#org5e0ba30">6.9. スクロールバーを非表示にする</text:a></text:p>
          <text:p text:style-name="Contents_20_2"><text:a xlink:type="simple" xlink:href="#orgafe3c72">6.10. [yascroll] フリンジにスクロールバーを出す</text:a></text:p>
          <text:p text:style-name="Contents_20_2"><text:a xlink:type="simple" xlink:href="#org889327f">6.11. ツールバーを非表示にする</text:a></text:p>
          <text:p text:style-name="Contents_20_2"><text:a xlink:type="simple" xlink:href="#orgd6d31a8">6.12. 起動時のスプラッシュ画面を表示しない</text:a></text:p>
          <text:p text:style-name="Contents_20_2"><text:a xlink:type="simple" xlink:href="#org9f3a756">6.13. カーソル行の行数をモードラインに表示する</text:a></text:p>
          <text:p text:style-name="Contents_20_2"><text:a xlink:type="simple" xlink:href="#org8f5d7eb">6.14. カーソル行の関数名をモードラインに表示する</text:a></text:p>
          <text:p text:style-name="Contents_20_2"><text:a xlink:type="simple" xlink:href="#org6b88892">6.15. 時刻をモードラインに表示する</text:a></text:p>
          <text:p text:style-name="Contents_20_2"><text:a xlink:type="simple" xlink:href="#orgedc1762">6.16. 対応するカッコをハイライトする</text:a></text:p>
          <text:p text:style-name="Contents_20_2"><text:a xlink:type="simple" xlink:href="#org1d39762">6.17. 全角スペースと行末タブ／半角スペースを強調表示する</text:a></text:p>
          <text:p text:style-name="Contents_20_2"><text:a xlink:type="simple" xlink:href="#org0396082">6.18. バッファの終わりをフリンジで明示</text:a></text:p>
          <text:p text:style-name="Contents_20_2"><text:a xlink:type="simple" xlink:href="#org907fd1a">6.19. [migemo.el] ローマ字入力で日本語を検索する</text:a></text:p>
          <text:p text:style-name="Contents_20_2"><text:a xlink:type="simple" xlink:href="#org4fc414a">6.20. [anything.el] 何でも絞り込みインターフェイス（旧）</text:a></text:p>
          <text:p text:style-name="Contents_20_2"><text:a xlink:type="simple" xlink:href="#orge366c04">6.21. [helm.el] 続・何でも絞り込みインターフェイス</text:a></text:p>
          <text:p text:style-name="Contents_20_2"><text:a xlink:type="simple" xlink:href="#orga5c737a">6.22. [stripe-buffer.el] テーブルの色をストライプにする</text:a></text:p>
          <text:p text:style-name="Contents_20_2"><text:a xlink:type="simple" xlink:href="#org9693fdb">6.23. [rainbow-delimiters] 対応するカッコに色を付ける</text:a></text:p>
          <text:p text:style-name="Contents_20_2"><text:a xlink:type="simple" xlink:href="#org9c255d4">6.24. [git-gutter-fringe] 編集差分をフレーム端で視覚化</text:a></text:p>
          <text:p text:style-name="Contents_20_2"><text:a xlink:type="simple" xlink:href="#orga861430">6.25. [zlc.el] find-file バッファを zsh ライクにする</text:a></text:p>
          <text:p text:style-name="Contents_20_2"><text:a xlink:type="simple" xlink:href="#org5ef55ad">6.26. [japanese-holidays] カレンダーをカラフルにする</text:a></text:p>
          <text:p text:style-name="Contents_20_2"><text:a xlink:type="simple" xlink:href="#orga1bab91">6.27. [calendar.el] カレンダーで週番号を表示する</text:a></text:p>
          <text:p text:style-name="Contents_20_2"><text:a xlink:type="simple" xlink:href="#org170c6de">6.28. [guide-key] キーバインドの選択肢をポップアップする</text:a></text:p>
          <text:p text:style-name="Contents_20_2"><text:a xlink:type="simple" xlink:href="#org24cd964">6.29. [which-key] キーバインドの選択肢をポップアップする</text:a></text:p>
          <text:p text:style-name="Contents_20_2"><text:a xlink:type="simple" xlink:href="#org063ad45">6.30. [stock-ticker] 株価をモードラインに表示</text:a></text:p>
          <text:p text:style-name="Contents_20_2"><text:a xlink:type="simple" xlink:href="#org42900a9">6.31. [mode-icons] 使用中のモード表示をアイコンで代替</text:a></text:p>
          <text:p text:style-name="Contents_20_2"><text:a xlink:type="simple" xlink:href="#org75db592">6.32. [highlight-symbol] 同じ名前のシンボルをハイライトする</text:a></text:p>
          <text:p text:style-name="Contents_20_2"><text:a xlink:type="simple" xlink:href="#org962d7f8">6.33. [all-the-icons-dired] フォントを使ったアイコンを表示</text:a></text:p>
          <text:p text:style-name="Contents_20_2"><text:a xlink:type="simple" xlink:href="#org426077e">6.34. [eldoc.el] コンテクストに応じてヘルプを表示</text:a></text:p>
          <text:p text:style-name="Contents_20_2"><text:a xlink:type="simple" xlink:href="#org44cc4fe">6.35. [keycast.el] 入力しているキーとコマンドをモードラインに表示</text:a></text:p>
          <text:p text:style-name="Contents_20_1"><text:a xlink:type="simple" xlink:href="#org249b651">7. メディアサポート</text:a></text:p>
          <text:p text:style-name="Contents_20_2"><text:a xlink:type="simple" xlink:href="#orgeb8fc20">7.1. [bongo.el] Emacsのバッファで音楽ライブラリを管理する</text:a></text:p>
          <text:p text:style-name="Contents_20_2"><text:a xlink:type="simple" xlink:href="#org70fe79b">7.2. [emms.el] メディアプレーヤー</text:a></text:p>
          <text:p text:style-name="Contents_20_2"><text:a xlink:type="simple" xlink:href="#org921407e">7.3. [GoogleMaps.el] GoogleMaps を Emacs 内で使う</text:a></text:p>
          <text:p text:style-name="Contents_20_2"><text:a xlink:type="simple" xlink:href="#org8f24813">7.4. [org-google-weather.el] org-agenda に天気を表示する</text:a></text:p>
          <text:p text:style-name="Contents_20_2"><text:a xlink:type="simple" xlink:href="#org5bb4018">7.5. [japanlaw.el] Emacs 電子六法</text:a></text:p>
          <text:p text:style-name="Contents_20_2"><text:a xlink:type="simple" xlink:href="#org98c96c3">7.6. [sunshine.el] 天気を知る</text:a></text:p>
          <text:p text:style-name="Contents_20_1"><text:a xlink:type="simple" xlink:href="#orgfd5dac0">8. 履歴／ファイル管理</text:a></text:p>
          <text:p text:style-name="Contents_20_2"><text:a xlink:type="simple" xlink:href="#orgbeee02e">8.1. [dired] ファイラのサポートツール</text:a></text:p>
          <text:p text:style-name="Contents_20_2"><text:a xlink:type="simple" xlink:href="#orgc6e0306">8.2. Undoバッファを無限に取る</text:a></text:p>
          <text:p text:style-name="Contents_20_2"><text:a xlink:type="simple" xlink:href="#org4f84a60">8.3. [undo-tree] 編集履歴をわかりやすくたどる</text:a></text:p>
          <text:p text:style-name="Contents_20_2"><text:a xlink:type="simple" xlink:href="#org184bfa2">8.4. バッファ保存時にバックアップファイルを生成する</text:a></text:p>
          <text:p text:style-name="Contents_20_2"><text:a xlink:type="simple" xlink:href="#org966b3c0">8.5. バッファ保存時にバックアップを生成させない</text:a></text:p>
          <text:p text:style-name="Contents_20_2"><text:a xlink:type="simple" xlink:href="#org031e1b8">8.6. ミニバッファの履歴を保存しリストアする</text:a></text:p>
          <text:p text:style-name="Contents_20_2"><text:a xlink:type="simple" xlink:href="#orgb69c26a">8.7. 履歴サイズを大きくする</text:a></text:p>
          <text:p text:style-name="Contents_20_2"><text:a xlink:type="simple" xlink:href="#orgb0111cc">8.8. Emacs終了時に開いていたバッファを起動時に復元する</text:a></text:p>
          <text:p text:style-name="Contents_20_2"><text:a xlink:type="simple" xlink:href="#org2028b3b">8.9. 最近開いたファイルリストを保持</text:a></text:p>
          <text:p text:style-name="Contents_20_2"><text:a xlink:type="simple" xlink:href="#org45c25ee">8.10. 深夜にバッファを自動整理する</text:a></text:p>
          <text:p text:style-name="Contents_20_2"><text:a xlink:type="simple" xlink:href="#orge52f09e">8.11. [auto-save-buffers.el] 一定間隔でバッファを保存する</text:a></text:p>
          <text:p text:style-name="Contents_20_2"><text:a xlink:type="simple" xlink:href="#org1f30f4c">8.12. [backup-dir.el] バックアップファイルを一箇所に集める</text:a></text:p>
          <text:p text:style-name="Contents_20_2"><text:a xlink:type="simple" xlink:href="#orga2a1e99">8.13. [backup-each-save] クラッシュに備える</text:a></text:p>
          <text:p text:style-name="Contents_20_2"><text:a xlink:type="simple" xlink:href="#orgf40976b">8.14. 特定のファイルを Dropbox 以下にバックアップする</text:a></text:p>
          <text:p text:style-name="Contents_20_2"><text:a xlink:type="simple" xlink:href="#orgbdd85d8">8.15. [session.el] 様々な履歴を保存し復元に利用する</text:a></text:p>
          <text:p text:style-name="Contents_20_2"><text:a xlink:type="simple" xlink:href="#org6294fb1">8.16. [wakatime-mode.el] WakaTime を利用して作業記録する</text:a></text:p>
          <text:p text:style-name="Contents_20_2"><text:a xlink:type="simple" xlink:href="#orgf3ff0ee">8.17. [neotree.el] ディレクトリ情報をツリー表示</text:a></text:p>
          <text:p text:style-name="Contents_20_2"><text:a xlink:type="simple" xlink:href="#org692878e">8.18. [osx-trash] system-move-file-to-trash を有効にする</text:a></text:p>
          <text:p text:style-name="Contents_20_2"><text:a xlink:type="simple" xlink:href="#org5574ca8">8.19. [helpful] リッチなヘルプページ</text:a></text:p>
          <text:p text:style-name="Contents_20_2"><text:a xlink:type="simple" xlink:href="#orge52fa42">8.20. [keyfreq.el] コマンドログ</text:a></text:p>
          <text:p text:style-name="Contents_20_1"><text:a xlink:type="simple" xlink:href="#org708503a">9. 開発サポート</text:a></text:p>
          <text:p text:style-name="Contents_20_2"><text:a xlink:type="simple" xlink:href="#org0961166">9.1. 便利キーバインド</text:a></text:p>
          <text:p text:style-name="Contents_20_2"><text:a xlink:type="simple" xlink:href="#org1b75f1c">9.2. [gist.el] Gist インターフェイス</text:a></text:p>
          <text:p text:style-name="Contents_20_2"><text:a xlink:type="simple" xlink:href="#orgf382963">9.3. [doxymacs.el] Doxygen のコメントを簡単に入力する</text:a></text:p>
          <text:p text:style-name="Contents_20_2"><text:a xlink:type="simple" xlink:href="#orgf5e6bce">9.4. [matlab.el] Matlab用の設定 <text:span text:style-name="OrgTags">[<text:span text:style-name="OrgTag">Mac</text:span>]</text:span></text:a></text:p>
          <text:p text:style-name="Contents_20_2"><text:a xlink:type="simple" xlink:href="#org92fa58e">9.5. [flycheck.el] 構文エラー表示</text:a></text:p>
          <text:p text:style-name="Contents_20_2"><text:a xlink:type="simple" xlink:href="#orgb528242">9.6. [auto-complete.el] 自動補完機能</text:a></text:p>
          <text:p text:style-name="Contents_20_2"><text:a xlink:type="simple" xlink:href="#org0be2c91">9.7. [auto-complete-clang.el] オムニ補完</text:a></text:p>
          <text:p text:style-name="Contents_20_3"><text:a xlink:type="simple" xlink:href="#orgc7cb7bf">9.7.1. References</text:a></text:p>
          <text:p text:style-name="Contents_20_2"><text:a xlink:type="simple" xlink:href="#orge2dd415">9.8. [hideshowvis.el] 関数の表示／非表示</text:a></text:p>
          <text:p text:style-name="Contents_20_2"><text:a xlink:type="simple" xlink:href="#org20d0656">9.9. [origami.el] 関数の折りたたみ</text:a></text:p>
          <text:p text:style-name="Contents_20_2"><text:a xlink:type="simple" xlink:href="#orgf414487">9.10. [quickrun.el] お手軽ビルド</text:a></text:p>
          <text:p text:style-name="Contents_20_2"><text:a xlink:type="simple" xlink:href="#orga01afca">9.11. [ggtags.el] タグジャンプ</text:a></text:p>
          <text:p text:style-name="Contents_20_2"><text:a xlink:type="simple" xlink:href="#orga4ddac5">9.12. [0xc] N進数変換</text:a></text:p>
          <text:p text:style-name="Contents_20_2"><text:a xlink:type="simple" xlink:href="#orgb7f5a13">9.13. <text:span text:style-name="OrgTodo">TODO</text:span> [EditorConfig] コードスタイルの強制</text:a></text:p>
          <text:p text:style-name="Contents_20_2"><text:a xlink:type="simple" xlink:href="#orgb2e5113">9.14. [uuid.el] UUID の生成</text:a></text:p>
          <text:p text:style-name="Contents_20_2"><text:a xlink:type="simple" xlink:href="#org6ed421b">9.15. [hexl.el] バイナリファイルを開く</text:a></text:p>
          <text:p text:style-name="Contents_20_2"><text:a xlink:type="simple" xlink:href="#org4ce56be">9.16. [package-lint.el] MEPLA登録用Lint</text:a></text:p>
          <text:p text:style-name="Contents_20_2"><text:a xlink:type="simple" xlink:href="#orgad8ce81">9.17. <text:span text:style-name="OrgTodo">TODO</text:span> [cov] カバレッジの状態をフリンジで確認</text:a></text:p>
          <text:p text:style-name="Contents_20_2"><text:a xlink:type="simple" xlink:href="#org63ff474">9.18. <text:span text:style-name="OrgTodo">TODO</text:span> [projectile.el] ディレクトリ単位でファイル群をプロジェクト扱いする</text:a></text:p>
          <text:p text:style-name="Contents_20_2"><text:a xlink:type="simple" xlink:href="#orgfeaab1b">9.19. <text:span text:style-name="OrgTodo">TODO</text:span> [magit.el] Gitクライアント</text:a></text:p>
          <text:p text:style-name="Contents_20_1"><text:a xlink:type="simple" xlink:href="#orgd1a70c4">10. Org Mode</text:a></text:p>
          <text:p text:style-name="Contents_20_2"><text:a xlink:type="simple" xlink:href="#org4ed5d6c">10.1. 基本設定</text:a></text:p>
          <text:p text:style-name="Contents_20_2"><text:a xlink:type="simple" xlink:href="#org876dd28">10.2. contribution を使う</text:a></text:p>
          <text:p text:style-name="Contents_20_2"><text:a xlink:type="simple" xlink:href="#org07e79c5">10.3. iCal との連携</text:a></text:p>
          <text:p text:style-name="Contents_20_2"><text:a xlink:type="simple" xlink:href="#org1be2bab">10.4. スピードコマンド</text:a></text:p>
          <text:p text:style-name="Contents_20_2"><text:a xlink:type="simple" xlink:href="#org5285db5">10.5. Pomodoro</text:a></text:p>
          <text:p text:style-name="Contents_20_2"><text:a xlink:type="simple" xlink:href="#org1777db4">10.6. face 関連</text:a></text:p>
          <text:p text:style-name="Contents_20_2"><text:a xlink:type="simple" xlink:href="#orgee52fce">10.7. <text:span text:style-name="OrgTodo">TODO</text:span> キーワードのカスタマイズ</text:a></text:p>
          <text:p text:style-name="Contents_20_2"><text:a xlink:type="simple" xlink:href="#orgdcd1ce1">10.8. ImageMagick を使って様々な画像をインライン表示する</text:a></text:p>
          <text:p text:style-name="Contents_20_2"><text:a xlink:type="simple" xlink:href="#orgee4e8e2">10.9. [org-agenda] タスク／予定管理</text:a></text:p>
          <text:p text:style-name="Contents_20_2"><text:a xlink:type="simple" xlink:href="#org0b1f696">10.10. <text:span text:style-name="OrgTodo">TODO</text:span> [orgbox.el] スケジュール追加のわかりやすい入力</text:a></text:p>
          <text:p text:style-name="Contents_20_2"><text:a xlink:type="simple" xlink:href="#org33a9f40">10.11. <text:span text:style-name="OrgTodo">TODO</text:span> [org-review.el] レビューフローのサポート</text:a></text:p>
          <text:p text:style-name="Contents_20_2"><text:a xlink:type="simple" xlink:href="#org76a5cae">10.12. [appt.el] アラーム設定</text:a></text:p>
          <text:p text:style-name="Contents_20_2"><text:a xlink:type="simple" xlink:href="#org3b25a4e">10.13. [org-capture] 高速にメモを取る</text:a></text:p>
          <text:p text:style-name="Contents_20_2"><text:a xlink:type="simple" xlink:href="#orgb3e15fa">10.14. [org-refile] orgツリーの高速移動</text:a></text:p>
          <text:p text:style-name="Contents_20_2"><text:a xlink:type="simple" xlink:href="#org03a6c52">10.15. [org-babel] 基本設定</text:a></text:p>
          <text:p text:style-name="Contents_20_2"><text:a xlink:type="simple" xlink:href="#org2deecbe">10.16. [org-babel] ソースブロックの入力キーをカスタマイズ</text:a></text:p>
          <text:p text:style-name="Contents_20_2"><text:a xlink:type="simple" xlink:href="#orgb58db77">10.17. [MobileOrg] iOS との連携</text:a></text:p>
          <text:p text:style-name="Contents_20_2"><text:a xlink:type="simple" xlink:href="#org926f6fb">10.18. [org-tree-slide] Org でプレゼンテーション</text:a></text:p>
          <text:p text:style-name="Contents_20_2"><text:a xlink:type="simple" xlink:href="#org8ace885">10.19. [org-tree-slide] クロックインとアウトを自動化する</text:a></text:p>
          <text:p text:style-name="Contents_20_2"><text:a xlink:type="simple" xlink:href="#orge34b588">10.20. [org-tree-slide] 特定のツリーをプロポーショナルフォントで表示する</text:a></text:p>
          <text:p text:style-name="Contents_20_2"><text:a xlink:type="simple" xlink:href="#orgd807799">10.21. [org-tree-slide] ヘッドラインをリッチにする</text:a></text:p>
          <text:p text:style-name="Contents_20_2"><text:a xlink:type="simple" xlink:href="#orge1e2ec5">10.22. <text:span text:style-name="OrgTodo">TODO</text:span> [org-tree-slide] BEGIN_SRCとEND_SRCを消して背景色を変える</text:a></text:p>
          <text:p text:style-name="Contents_20_2"><text:a xlink:type="simple" xlink:href="#orgb354529">10.23. <text:span text:style-name="OrgTodo">TODO</text:span> [org-fstree] ディレクトリ構造を読み取る</text:a></text:p>
          <text:p text:style-name="Contents_20_2"><text:a xlink:type="simple" xlink:href="#orgc7e901c">10.24. [calfw-org] calfw に org の予定を表示する</text:a></text:p>
          <text:p text:style-name="Contents_20_2"><text:a xlink:type="simple" xlink:href="#org1e639ee">10.25. [org-export-generic] エクスポート機能を拡張する</text:a></text:p>
          <text:p text:style-name="Contents_20_2"><text:a xlink:type="simple" xlink:href="#orgece776e">10.26. <text:span text:style-name="OrgTodo">TODO</text:span> [ox] 出力形式の拡張</text:a></text:p>
          <text:p text:style-name="Contents_20_2"><text:a xlink:type="simple" xlink:href="#org5dc7dc7">10.27. [org-odt] ODT形式に出力</text:a></text:p>
          <text:p text:style-name="Contents_20_2"><text:a xlink:type="simple" xlink:href="#org12a8fdc">10.28. [ox-twbs] Twitter Bootstrap 互換のHTML出力</text:a></text:p>
          <text:p text:style-name="Contents_20_2"><text:a xlink:type="simple" xlink:href="#orgdd460a9">10.29. [org-crypt] ツリーを暗号化する</text:a></text:p>
          <text:p text:style-name="Contents_20_2"><text:a xlink:type="simple" xlink:href="#orgb624d82">10.30. [org-mac-link] 外部アプリから情報を取る</text:a></text:p>
          <text:p text:style-name="Contents_20_2"><text:a xlink:type="simple" xlink:href="#org4395c18">10.31. <text:span text:style-name="OrgTodo">TODO</text:span> Parers3.app からリンクを取得する</text:a></text:p>
          <text:p text:style-name="Contents_20_2"><text:a xlink:type="simple" xlink:href="#org5814964">10.32. <text:span text:style-name="OrgTodo">TODO</text:span> Papers3.app のリンクを開けるようにする</text:a></text:p>
          <text:p text:style-name="Contents_20_2"><text:a xlink:type="simple" xlink:href="#orga2de388">10.33. <text:span text:style-name="OrgTodo">TODO</text:span> [org-attach] 外部ファイルを紐付ける</text:a></text:p>
          <text:p text:style-name="Contents_20_2"><text:a xlink:type="simple" xlink:href="#orgd1d3227">10.34. <text:span text:style-name="OrgTodo">TODO</text:span> [org-screenshot] スクリーンショットを貼り付ける</text:a></text:p>
          <text:p text:style-name="Contents_20_2"><text:a xlink:type="simple" xlink:href="#org3cca44d">10.35. [terminal-notifier] イベント通知</text:a></text:p>
          <text:p text:style-name="Contents_20_3"><text:a xlink:type="simple" xlink:href="#org0b1dd08">10.35.1. References</text:a></text:p>
          <text:p text:style-name="Contents_20_2"><text:a xlink:type="simple" xlink:href="#org987f225">10.36. [org-grep] org ファイルを grep する</text:a></text:p>
          <text:p text:style-name="Contents_20_2"><text:a xlink:type="simple" xlink:href="#orgd3a2fa5">10.37. [ox-reveal] ナイスなHTML5プレゼンテーション出力</text:a></text:p>
          <text:p text:style-name="Contents_20_2"><text:a xlink:type="simple" xlink:href="#org24eb0c8">10.38. README を常に org-mode で開く</text:a></text:p>
          <text:p text:style-name="Contents_20_2"><text:a xlink:type="simple" xlink:href="#org9f3157a">10.39. Growlnotify と org-mode でアラーム管理</text:a></text:p>
          <text:p text:style-name="Contents_20_2"><text:a xlink:type="simple" xlink:href="#orgdf5f783">10.40. org-mode の latex エクスポート関数をオーバーライド</text:a></text:p>
          <text:p text:style-name="Contents_20_2"><text:a xlink:type="simple" xlink:href="#org261d0ee">10.41. [org-autolist] ブリッツの入力を簡単に</text:a></text:p>
          <text:p text:style-name="Contents_20_2"><text:a xlink:type="simple" xlink:href="#org35fb911">10.42. [org-dashboard] 進捗をプログレスバーで確認</text:a></text:p>
          <text:p text:style-name="Contents_20_2"><text:a xlink:type="simple" xlink:href="#orgcdb883f">10.43. <text:span text:style-name="OrgTodo">TODO</text:span> [org-clock-today] 今日の総作業時間をモードラインに表示</text:a></text:p>
          <text:p text:style-name="Contents_20_2"><text:a xlink:type="simple" xlink:href="#org8aefab0">10.44. <text:span text:style-name="OrgTodo">TODO</text:span> [org-recent-headings] 訪問したツリーを記録し簡単に再訪問可能にする</text:a></text:p>
          <text:p text:style-name="Contents_20_2"><text:a xlink:type="simple" xlink:href="#orge50ce27">10.45. <text:span text:style-name="OrgTodo">TODO</text:span> [orgnav] ツリーの検索インタフェース</text:a></text:p>
          <text:p text:style-name="Contents_20_2"><text:a xlink:type="simple" xlink:href="#org06b391f">10.46. <text:span text:style-name="OrgTodo">TODO</text:span> [org-random-todo] ランダムにタスクを選ぶ</text:a></text:p>
          <text:p text:style-name="Contents_20_2"><text:a xlink:type="simple" xlink:href="#org1d38629">10.47. <text:span text:style-name="OrgTodo">TODO</text:span> [toc-org] 目次の挿入</text:a></text:p>
          <text:p text:style-name="Contents_20_1"><text:a xlink:type="simple" xlink:href="#orgafea463">11. フレーム／ウィンドウ制御</text:a></text:p>
          <text:p text:style-name="Contents_20_2"><text:a xlink:type="simple" xlink:href="#org1e8ee0c">11.1. 起動時の設定</text:a></text:p>
          <text:p text:style-name="Contents_20_2"><text:a xlink:type="simple" xlink:href="#orgc2a3e85">11.2. 複数フレーム対応</text:a></text:p>
          <text:p text:style-name="Contents_20_2"><text:a xlink:type="simple" xlink:href="#org3b26dd4">11.3. [e2wm.el] 二画面表示</text:a></text:p>
          <text:p text:style-name="Contents_20_2"><text:a xlink:type="simple" xlink:href="#orgad23681">11.4. [moom.el] キーボードでフレームの場所を移す</text:a></text:p>
          <text:p text:style-name="Contents_20_2"><text:a xlink:type="simple" xlink:href="#orgb7ee366">11.5. [popwin.el] ポップアップウィンドウの制御</text:a></text:p>
          <text:p text:style-name="Contents_20_2"><text:a xlink:type="simple" xlink:href="#org5936c26">11.6. <text:span text:style-name="OrgTodo">TODO</text:span> [shackle.el] ポップアップウィンドウの制御</text:a></text:p>
          <text:p text:style-name="Contents_20_2"><text:a xlink:type="simple" xlink:href="#org3233cd2">11.7. [elscreen.el] Emacs バッファをタブ化</text:a></text:p>
          <text:p text:style-name="Contents_20_2"><text:a xlink:type="simple" xlink:href="#orgca69c65">11.8. [tabbar-ruler] バッファをタブ切り替え可能に</text:a></text:p>
          <text:p text:style-name="Contents_20_2"><text:a xlink:type="simple" xlink:href="#org8ececce">11.9. [winner-undo.el] ウィンドウ構成の履歴を辿る</text:a></text:p>
          <text:p text:style-name="Contents_20_1"><text:a xlink:type="simple" xlink:href="#org6f492e4">12. フォント／配色関連</text:a></text:p>
          <text:p text:style-name="Contents_20_2"><text:a xlink:type="simple" xlink:href="#orgd037e40">12.1. 正規表現を見やすくする</text:a></text:p>
          <text:p text:style-name="Contents_20_2"><text:a xlink:type="simple" xlink:href="#orgf77ad93">12.2. 設定ファイルを見やすくする</text:a></text:p>
          <text:p text:style-name="Contents_20_2"><text:a xlink:type="simple" xlink:href="#orgd442eea">12.3. カーソル行に色をつける</text:a></text:p>
          <text:p text:style-name="Contents_20_2"><text:a xlink:type="simple" xlink:href="#org5461780">12.4. カーソルを点滅させない</text:a></text:p>
          <text:p text:style-name="Contents_20_2"><text:a xlink:type="simple" xlink:href="#org8543290">12.5. カーソル位置のフォントを確認</text:a></text:p>
          <text:p text:style-name="Contents_20_2"><text:a xlink:type="simple" xlink:href="#org6076a6b">12.6. フォント設定</text:a></text:p>
          <text:p text:style-name="Contents_20_3"><text:a xlink:type="simple" xlink:href="#orge7a7483">12.6.1. フォントのインストール方法</text:a></text:p>
          <text:p text:style-name="Contents_20_3"><text:a xlink:type="simple" xlink:href="#org3a14cb1">12.6.2. フォントチェック用コード</text:a></text:p>
          <text:p text:style-name="Contents_20_2"><text:a xlink:type="simple" xlink:href="#orgd3a742b">12.7. 行間を制御する</text:a></text:p>
          <text:p text:style-name="Contents_20_2"><text:a xlink:type="simple" xlink:href="#org588dea3">12.8. パッチをカラフルに表示する</text:a></text:p>
          <text:p text:style-name="Contents_20_2"><text:a xlink:type="simple" xlink:href="#org194b59e">12.9. 背景を黒系色にする</text:a></text:p>
          <text:p text:style-name="Contents_20_2"><text:a xlink:type="simple" xlink:href="#orgafcedcf">12.10. 時間帯を指定して起動時にテーマを切り替える</text:a></text:p>
          <text:p text:style-name="Contents_20_2"><text:a xlink:type="simple" xlink:href="#orge74e266">12.11. [rainbow-mode.el] 配色のリアルタイム確認</text:a></text:p>
          <text:p text:style-name="Contents_20_3"><text:a xlink:type="simple" xlink:href="#orgdfe7eb1">12.11.1. 色一覧</text:a></text:p>
          <text:p text:style-name="Contents_20_2"><text:a xlink:type="simple" xlink:href="#org8916575">12.12. [volatile-highlights] コピペした領域を強調</text:a></text:p>
          <text:p text:style-name="Contents_20_2"><text:a xlink:type="simple" xlink:href="#orgf29c0ab">12.13. [edit-color-stamp] Qt経由でカラーピッカーを使う</text:a></text:p>
          <text:p text:style-name="Contents_20_1"><text:a xlink:type="simple" xlink:href="#org416edad">13. ユーティリティ関数</text:a></text:p>
          <text:p text:style-name="Contents_20_2"><text:a xlink:type="simple" xlink:href="#orge048d8b">13.1. [pomodoro.el] ポモドーロの実践</text:a></text:p>
          <text:p text:style-name="Contents_20_2"><text:a xlink:type="simple" xlink:href="#org14418b9">13.2. [pomodoro.el] 続・ポモドーロの実践</text:a></text:p>
          <text:p text:style-name="Contents_20_2"><text:a xlink:type="simple" xlink:href="#org9df3771">13.3. [google-this.el] 単語をグーグル検索</text:a></text:p>
          <text:p text:style-name="Contents_20_2"><text:a xlink:type="simple" xlink:href="#org781ba0e">13.4. [lingr.el] チャットルームに参加</text:a></text:p>
          <text:p text:style-name="Contents_20_2"><text:a xlink:type="simple" xlink:href="#org0850f47">13.5. [osx-lib.el] OSX用ユーティリティ <text:span text:style-name="OrgTags">[<text:span text:style-name="OrgTag">Mac</text:span>]</text:span></text:a></text:p>
          <text:p text:style-name="Contents_20_2"><text:a xlink:type="simple" xlink:href="#orgdd0da84">13.6. <text:span text:style-name="OrgTodo">TODO</text:span> [password-store.el] パスワード管理</text:a></text:p>
          <text:p text:style-name="Contents_20_2"><text:a xlink:type="simple" xlink:href="#org9a9725c">13.7. [multi-term.el] ターミナル</text:a></text:p>
          <text:p text:style-name="Contents_20_2"><text:a xlink:type="simple" xlink:href="#orgc336caa">13.8. iterm2 を Emacs から呼び出したい <text:span text:style-name="OrgTags">[<text:span text:style-name="OrgTag">Mac</text:span>]</text:span></text:a></text:p>
          <text:p text:style-name="Contents_20_2"><text:a xlink:type="simple" xlink:href="#orge127fdf">13.9. カレントバッファのあるディレクトリをターミナルで表示</text:a></text:p>
          <text:p text:style-name="Contents_20_2"><text:a xlink:type="simple" xlink:href="#org85d6516">13.10. [postpone] Emacs起動してから使い始めるタイミングで実行する</text:a></text:p>
          <text:p text:style-name="Contents_20_2"><text:a xlink:type="simple" xlink:href="#org02280ab">13.11. <text:span text:style-name="OrgTodo">TODO</text:span> [network-watch.el] ネットワークインターフェイスの状態を監視</text:a></text:p>
          <text:p text:style-name="Contents_20_2"><text:a xlink:type="simple" xlink:href="#orgaa67b45">13.12. [utility.el] 自作してテスト中の便利関数群</text:a></text:p>
          <text:p text:style-name="Contents_20_2"><text:a xlink:type="simple" xlink:href="#orgb0d2b61">13.13. [gif-screencast.el] ユーザアクションのたびにスクショを取る</text:a></text:p>
          <text:p text:style-name="Contents_20_1"><text:a xlink:type="simple" xlink:href="#org50cf3ab">14. おわりに</text:a></text:p>
        </text:index-body>
      </text:table-of-content>
      <text:h text:style-name="Heading_20_1" text:outline-level="1" text:is-list-header="false">
<text:bookmark-start text:name="OrgXref.org822b5bf"/>
<text:bookmark text:name="org822b5bf"/>はじめに
<text:bookmark-end text:name="OrgXref.org822b5bf"/></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5a08627"/>
<text:bookmark text:name="org5a08627"/>基本設定
<text:bookmark-end text:name="OrgXref.org5a08627"/></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d2ce764"/>
<text:bookmark text:name="orgd2ce764"/>init.el のヘッダ
<text:bookmark-end text:name="OrgXref.orgd2ce764"/></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2641418"/>
<text:bookmark text:name="org2641418"/>init ファイルの読み込み時間計測
<text:bookmark-end text:name="OrgXref.org2641418"/></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72003da"/>
<text:bookmark text:name="org72003da"/>Emacs 起動時の呼び出し順
<text:bookmark-end text:name="OrgXref.org72003da"/></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623ba19"/>
<text:bookmark text:name="org623ba19"/>起動時間の計測
<text:bookmark-end text:name="OrgXref.org623ba19"/></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9af6f50"/>
<text:bookmark text:name="org9af6f50"/>GCサイズの最適化
<text:bookmark-end text:name="OrgXref.org9af6f50"/></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9e07ee"/>
<text:bookmark text:name="org69e07ee"/>[exec-path-from-shell] PATH設定をシェルから継承する
<text:bookmark-end text:name="OrgXref.org69e07ee"/></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8e89d04"/>
<text:bookmark text:name="org8e89d04"/>cl を使う
<text:bookmark-end text:name="OrgXref.org8e89d04"/></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99e332"/>
<text:bookmark text:name="orgb99e332"/>[load-package-p] 設定の読み込みフラグを確認する
<text:bookmark-end text:name="OrgXref.orgb99e332"/></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be29d56"/>
<text:bookmark text:name="orgbe29d56"/>リストで関数を渡す autoload-if-found を使う
<text:bookmark-end text:name="OrgXref.orgbe29d56"/></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2)<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3964584"/>
<text:bookmark text:name="org3964584"/>[eval-after-autoload-if-found] 複数関数を対象とする遅延読み込み
<text:bookmark-end text:name="OrgXref.org3964584"/></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e7b7050"/>
<text:bookmark text:name="orge7b7050"/>関数版
<text:bookmark-end text:name="OrgXref.orge7b7050"/></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75ead62"/>
<text:bookmark text:name="org75ead62"/>マクロ版
<text:bookmark-end text:name="OrgXref.org75ead62"/></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3cae4b6"/>
<text:bookmark text:name="org3cae4b6"/>[library-p] load-path にライブラリがあるかを判定
<text:bookmark-end text:name="OrgXref.org3cae4b6"/></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203e85"/>
<text:bookmark text:name="org7203e85"/>[passed-clock-p] 指定時刻が本日の未来の時刻かを判定
<text:bookmark-end text:name="OrgXref.org7203e85"/></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ba0786a"/>
<text:bookmark text:name="orgba0786a"/>[input-focus-p] フォーカス判定
<text:bookmark-end text:name="OrgXref.orgba0786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1876a02"/>
<text:bookmark text:name="org1876a02"/>警告の抑制
<text:bookmark-end text:name="OrgXref.org1876a02"/></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51a0fa5"/>
<text:bookmark text:name="org51a0fa5"/>エラー表示の抑制
<text:bookmark-end text:name="OrgXref.org51a0fa5"/></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def550c"/>
<text:bookmark text:name="orgdef550c"/>compilation buffer でのデータ表示で自動するスクロールする
<text:bookmark-end text:name="OrgXref.orgdef550c"/></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9512cd"/>
<text:bookmark text:name="orga9512cd"/>C-x C-c で容易にEmacsを終了させないように質問する
<text:bookmark-end text:name="OrgXref.orga9512cd"/></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a32eafd"/>
<text:bookmark text:name="orga32eafd"/>[shut-up.el] Messages 出力を封じる（制御する）
<text:bookmark-end text:name="OrgXref.orga32eafd"/></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f85c1df"/>
<text:bookmark text:name="orgf85c1df"/>エンターキーの挙動
<text:bookmark-end text:name="OrgXref.orgf85c1df"/></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1cc7c94"/>
<text:bookmark text:name="org1cc7c94"/>コマンド入力中に入力過程をミニバッファに反映する
<text:bookmark-end text:name="OrgXref.org1cc7c94"/></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ef42335"/>
<text:bookmark text:name="orgef42335"/>コア設定
<text:bookmark-end text:name="OrgXref.orgef42335"/></text:h>
      <text:p text:style-name="Text_20_body">Emacs を操作して文書編集する上で欠かせない設定です．<text:line-break/></text:p>
      <text:h text:style-name="Heading_20_2" text:outline-level="2" text:is-list-header="false">
<text:bookmark-start text:name="OrgXref.org587e255"/>
<text:bookmark text:name="org587e255"/>言語／文字コード
<text:bookmark-end text:name="OrgXref.org587e255"/></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c5d3305"/>
<text:bookmark text:name="orgc5d3305"/>日本語入力
<text:bookmark-end text:name="OrgXref.orgc5d3305"/></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e2178e0"/>
<text:bookmark text:name="orge2178e0"/>[ag.el] 検索
<text:bookmark-end text:name="OrgXref.orge2178e0"/></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pan text:style-name="OrgSrcFontLockDocFace">"自動的に出力バッファに移動"</text:span></text:p>
      <text:p text:style-name="OrgSrcBlock"><text:s/><text:s/><text:s/><text:s/>(<text:span text:style-name="OrgSrcFontLockKeywordFace">interactive</text:span>)</text:p>
      <text:p text:style-name="OrgSrcBlock"><text:s/><text:s/><text:s/><text:s/>(call-interactively<text:s/>'ag)</text:p>
      <text:p text:style-name="OrgSrcBlock"><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5f8bf31"/>
<text:bookmark text:name="org5f8bf31"/>基本キーバインド
<text:bookmark-end text:name="OrgXref.org5f8bf31"/></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79b28c2"/>
<text:bookmark text:name="org79b28c2"/>ナローイングするか
<text:bookmark-end text:name="OrgXref.org79b28c2"/></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28f9320"/>
<text:bookmark text:name="org28f9320"/>バッファの終わりでのnewlineを禁止する
<text:bookmark-end text:name="OrgXref.org28f932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66fc51"/>
<text:bookmark text:name="org166fc51"/>常に最終行に一行追加する
<text:bookmark-end text:name="OrgXref.org166fc5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dfe6c0"/>
<text:bookmark text:name="orgadfe6c0"/>長い文章を右端で常に折り返す
<text:bookmark-end text:name="OrgXref.orgadfe6c0"/></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c43dd9f"/>
<text:bookmark text:name="orgc43dd9f"/>バッファが外部から編集された場合に自動で再読み込みする
<text:bookmark-end text:name="OrgXref.orgc43dd9f"/></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global-auto-revert-mode<text:s/>1))</text:p>
      <text:h text:style-name="Heading_20_2" text:outline-level="2" text:is-list-header="false">
<text:bookmark-start text:name="OrgXref.org1cb1485"/>
<text:bookmark text:name="org1cb1485"/>[uniquify.el] 同じバッファ名が開かれた場合に区別する
<text:bookmark-end text:name="OrgXref.org1cb1485"/></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c2d0eba"/>
<text:bookmark text:name="orgc2d0eba"/>マウスで選択した領域を自動コピー
<text:bookmark-end text:name="OrgXref.orgc2d0eba"/></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136d67"/>
<text:bookmark text:name="org4136d67"/>パッケージ管理
<text:bookmark-end text:name="OrgXref.org4136d6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0c0884"/>
<text:bookmark text:name="org80c0884"/>[cask-mode.el] モード設定
<text:bookmark-end text:name="OrgXref.org80c0884"/></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p>
      <text:p text:style-name="OrgSrcBlock"><text:s/><text:s/><text:s/><text:s/><text:s/><text:s/><text:s/>'(cask-mode)</text:p>
      <text:p text:style-name="OrgSrcBlock"><text:s/><text:s/><text:s/><text:s/><text:s/><text:s/><text:s/><text:span text:style-name="OrgSrcFontLockStringFace">"cask-mode"</text:span><text:s/>nil<text:s/>t)</text:p>
      <text:p text:style-name="OrgSrcBlock"/>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a6bc0c0"/>
<text:bookmark text:name="orga6bc0c0"/>Cask のセットアップ
<text:bookmark-end text:name="OrgXref.orga6bc0c0"/></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24d97cc"/>
<text:bookmark text:name="org24d97cc"/>load-path を一箇所にして起動を高速化
<text:bookmark-end text:name="OrgXref.org24d97cc"/></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b9272cb"/>
<text:bookmark text:name="orgb9272cb"/>[paradox.el] パッケージ選択画面の改善
<text:bookmark-end text:name="OrgXref.orgb9272cb"/></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04026fa"/>
<text:bookmark text:name="org04026fa"/>インデント
<text:bookmark-end text:name="OrgXref.org04026fa"/></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94b5956"/>
<text:bookmark text:name="org94b5956"/>[aggressive-indent] 即時バッファ整形
<text:bookmark-end text:name="OrgXref.org94b5956"/></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f7e1eea"/>
<text:bookmark text:name="orgf7e1eea"/>[ws-butler.el] 不要なスペースを自動除去
<text:bookmark-end text:name="OrgXref.orgf7e1eea"/></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ws-butler-global-mode)))</text:p>
      <text:h text:style-name="Heading_20_2" text:outline-level="2" text:is-list-header="false">
<text:bookmark-start text:name="OrgXref.org664f942"/>
<text:bookmark text:name="org664f942"/>ファイルリンクを辿る時に確認のメッセージを出さない
<text:bookmark-end text:name="OrgXref.org664f942"/></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71e3ecb"/>
<text:bookmark text:name="org71e3ecb"/>MBPビルド用設定
<text:bookmark-end text:name="OrgXref.org71e3ecb"/></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a531295"/>
<text:bookmark text:name="orga531295"/>NSビルド用設定<text:tab/><text:span text:style-name="OrgTags">[<text:span text:style-name="OrgTag">Mac</text:span>]</text:span>
<text:bookmark-end text:name="OrgXref.orga531295"/></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6be6a97"/>
<text:bookmark text:name="org6be6a97"/>カーソル移動
<text:bookmark-end text:name="OrgXref.org6be6a9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92999a5"/>
<text:bookmark text:name="org92999a5"/>バッファ内のカーソル移動
<text:bookmark-end text:name="OrgXref.org92999a5"/></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23b5eac"/>
<text:bookmark text:name="org23b5eac"/>バッファ間のカーソル移動
<text:bookmark-end text:name="OrgXref.org23b5eac"/></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d8f3696"/>
<text:bookmark text:name="orgd8f3696"/>スクロールを制御
<text:bookmark-end text:name="OrgXref.orgd8f3696"/></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f3c8720"/>
<text:bookmark text:name="orgf3c8720"/>スクロールで表示を重複させる行数
<text:bookmark-end text:name="OrgXref.orgf3c8720"/></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4de360"/>
<text:bookmark text:name="org74de360"/>[SmoothScroll.el] カーソル固定でスクロールする
<text:bookmark-end text:name="OrgXref.org74de36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d37fabd"/>
<text:bookmark text:name="orgd37fabd"/>[smooth-scroll.el] 滑らかなスクロール
<text:bookmark-end text:name="OrgXref.orgd37fabd"/></text:h>
      <text:p text:style-name="Text_20_body">良い感じです．スススっとスクロール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ooth-scroll</text:span><text:s/>nil<text:s/>t)</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text:s/><text:s/>(smooth-scroll-mode<text:s/>t)))</text:p>
      <text:h text:style-name="Heading_20_2" text:outline-level="2" text:is-list-header="false">
<text:bookmark-start text:name="OrgXref.org01add41"/>
<text:bookmark text:name="org01add41"/>[point-undo.el] カーソル位置を簡単にたどる
<text:bookmark-end text:name="OrgXref.org01add4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fb02178"/>
<text:bookmark text:name="orgfb02178"/>[cycle-buffer.el] カレントバッファの表示切り替え
<text:bookmark-end text:name="OrgXref.orgfb02178"/></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text:s/><text:s/><text:s/><text:s/><text:s/>'(cycle-buffer-show-format<text:s/>'(<text:span text:style-name="OrgSrcFontLockStringFace">"<text:s/>&lt;<text:s/>%s<tex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47f80b8"/>
<text:bookmark text:name="org47f80b8"/>[bm.el] カーソル位置をブックマークして追う
<text:bookmark-end text:name="OrgXref.org47f80b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5679632"/>
<text:bookmark text:name="org5679632"/>[centered-cursor-mode.el] カーソル位置をバッファ中央に固定
<text:bookmark-end text:name="OrgXref.org567963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24be160"/>
<text:bookmark text:name="org24be160"/>[back-button] マークをたどる
<text:bookmark-end text:name="OrgXref.org24be160"/></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LastLine"><text:s/><text:s/>(back-button-mode<text:s/>1))</text:p>
      <text:h text:style-name="Heading_20_2" text:outline-level="2" text:is-list-header="false">
<text:bookmark-start text:name="OrgXref.org1ad039a"/>
<text:bookmark text:name="org1ad039a"/>[smart-mark] C-g後に元の場所へカーソルを戻す
<text:bookmark-end text:name="OrgXref.org1ad039a"/></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LastLine"><text:s/><text:s/><text:s/><text:s/>(smart-mark-mode<text:s/>1)))</text:p>
      <text:h text:style-name="Heading_20_2" text:outline-level="2" text:is-list-header="false">
<text:bookmark-start text:name="OrgXref.org9aaece5"/>
<text:bookmark text:name="org9aaece5"/>[syntax-subword.el] M-f で移動する位置をより密にする
<text:bookmark-end text:name="OrgXref.org9aaece5"/></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LastLine"><text:s/><text:s/><text:s/><text:s/>(global-syntax-subword-mode<text:s/>1)))</text:p>
      <text:h text:style-name="Heading_20_2" text:outline-level="2" text:is-list-header="false">
<text:bookmark-start text:name="OrgXref.org9fc2025"/>
<text:bookmark text:name="org9fc2025"/>[goto-chg.el] 編集箇所を簡単に辿る
<text:bookmark-end text:name="OrgXref.org9fc2025"/></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goto-chg</text:span><text:s/>nil<text:s/>t)</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text:s/>(<text:span text:style-name="OrgSrcFontLockKeywordFace">with-eval-after-load</text:span><text:s/><text:span text:style-name="OrgSrcFontLockStringFace">"flyspell"</text:span></text:p>
      <text:p text:style-name="OrgSrcBlock"><text:s/><text:s/><text:s/><text:s/><text:s/><text:s/>(define-key<text:s/>flyspell-mode-map<text:s/>(kbd<text:s/><text:span text:style-name="OrgSrcFontLockStringFace">"C-,"</text:span>)<text:s/>'goto-last-change)</text:p>
      <text:p text:style-name="OrgSrcBlockLastLine"><text:s/><text:s/><text:s/><text:s/><text:s/><text:s/>(define-key<text:s/>flyspell-mode-map<text:s/>(kbd<text:s/><text:span text:style-name="OrgSrcFontLockStringFace">"C-."</text:span>)<text:s/>'goto-last-change-reverse))))</text:p>
      <text:h text:style-name="Heading_20_1" text:outline-level="1" text:is-list-header="false">
<text:bookmark-start text:name="OrgXref.org2feb486"/>
<text:bookmark text:name="org2feb486"/>編集サポート
<text:bookmark-end text:name="OrgXref.org2feb486"/></text:h>
      <text:h text:style-name="Heading_20_2" text:outline-level="2" text:is-list-header="false">
<text:bookmark-start text:name="OrgXref.orga09603a"/>
<text:bookmark text:name="orga09603a"/>矩形編集／連番入力
<text:bookmark-end text:name="OrgXref.orga09603a"/></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3327576"/>
<text:bookmark text:name="org3327576"/>Yank時に装飾を取る
<text:bookmark-end text:name="OrgXref.org3327576"/></text:h>
      <text:p text:style-name="OrgSrcBlockLastLine">(<text:span text:style-name="OrgSrcFontLockKeywordFace">setq</text:span><text:s/>yank-excluded-properties<text:s/>t)</text:p>
      <text:h text:style-name="Heading_20_2" text:outline-level="2" text:is-list-header="false">
<text:bookmark-start text:name="OrgXref.org1df7225"/>
<text:bookmark text:name="org1df7225"/>ファイル保存時に時間を記録する
<text:bookmark-end text:name="OrgXref.org1df7225"/></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2709613"/>
<text:bookmark text:name="org2709613"/>選択リージョンを使って検索
<text:bookmark-end text:name="OrgXref.org270961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ba6f0e8"/>
<text:bookmark text:name="orgba6f0e8"/>ChangeLog モード
<text:bookmark-end text:name="OrgXref.orgba6f0e8"/></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4a9f3f2"/>
<text:bookmark text:name="org4a9f3f2"/>テキストモード
<text:bookmark-end text:name="OrgXref.org4a9f3f2"/></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5aea9ef"/>
<text:bookmark text:name="org5aea9ef"/>C/C++モード
<text:bookmark-end text:name="OrgXref.org5aea9e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dba7938"/>
<text:bookmark text:name="orgdba7938"/>C#モード
<text:bookmark-end text:name="OrgXref.orgdba7938"/></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1f42c53"/>
<text:bookmark text:name="org1f42c53"/>Infoモード
<text:bookmark-end text:name="OrgXref.org1f42c5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3f179eb"/>
<text:bookmark text:name="org3f179eb"/>Rモード
<text:bookmark-end text:name="OrgXref.org3f179e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e38a9f1"/>
<text:bookmark text:name="orge38a9f1"/>nXMLモード
<text:bookmark-end text:name="OrgXref.orge38a9f1"/></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0716776"/>
<text:bookmark text:name="org0716776"/>yamlモード
<text:bookmark-end text:name="OrgXref.org071677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e545814"/>
<text:bookmark text:name="orge545814"/>jsonモード
<text:bookmark-end text:name="OrgXref.orge545814"/></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d00db8"/>
<text:bookmark text:name="orgad00db8"/>javascriptモード
<text:bookmark-end text:name="OrgXref.orgad00db8"/></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70f8fc8"/>
<text:bookmark text:name="org70f8fc8"/>csvモード
<text:bookmark-end text:name="OrgXref.org70f8fc8"/></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d8969e"/>
<text:bookmark text:name="org8d8969e"/>asciiモード
<text:bookmark-end text:name="OrgXref.org8d8969e"/></text:h>
      <text:p text:style-name="Text_20_body">カーソル下の文字のアスキーコードを別ウィンドウでリアルタイムに確認できます．<text:line-break/></text:p>
      <text:p text:style-name="OrgSrcBlock">(autoload-if-found</text:p>
      <text:p text:style-name="OrgSrcBlock"><text:s/>'(ascii-on<text:s/>ascii-off)</text:p>
      <text:p text:style-name="OrgSrcBlockLastLine"><text:s/><text:span text:style-name="OrgSrcFontLockStringFace">"ascii"</text:span><text:s/>nil<text:s/>t)</text:p>
      <text:h text:style-name="Heading_20_2" text:outline-level="2" text:is-list-header="false">
<text:bookmark-start text:name="OrgXref.org92e4222"/>
<text:bookmark text:name="org92e4222"/>esモード
<text:bookmark-end text:name="OrgXref.org92e4222"/></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21a9688"/>
<text:bookmark text:name="org21a9688"/>gnuplotモード
<text:bookmark-end text:name="OrgXref.org21a9688"/></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b225d6"/>
<text:bookmark text:name="org6b225d6"/>markdown-mode
<text:bookmark-end text:name="OrgXref.org6b225d6"/></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0ddc44d"/>
<text:bookmark text:name="org0ddc44d"/>cmakeモード
<text:bookmark-end text:name="OrgXref.org0ddc44d"/></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fb3baba"/>
<text:bookmark text:name="orgfb3baba"/>スペルチェック
<text:bookmark-end text:name="OrgXref.orgfb3baba"/></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日本語変換時にASCIIに変わってしまうなど希望の動作にならないので，今のところ<text:s/>aspell<text:s/>を優先する．</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LastLin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81bc310"/>
<text:bookmark text:name="org81bc310"/>リアルタイムスペルチェック
<text:bookmark-end text:name="OrgXref.org81bc310"/></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a4fb819"/>
<text:bookmark text:name="orga4fb819"/>[latex-math-preview.el] TeX数式をプレビュー
<text:bookmark-end text:name="OrgXref.orga4fb819"/></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a932ff4"/>
<text:bookmark text:name="orga932ff4"/>[po-mode.el] 翻訳ファイルの編集
<text:bookmark-end text:name="OrgXref.orga932ff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0d8ccbc"/>
<text:bookmark text:name="org0d8ccbc"/>[word-count.el] リージョン内の文字をカウントする
<text:bookmark-end text:name="OrgXref.org0d8ccbc"/></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bf2fabd"/>
<text:bookmark text:name="orgbf2fabd"/>[yatex.el] YaTeXモード
<text:bookmark-end text:name="OrgXref.orgbf2fabd"/></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badb00b"/>
<text:bookmark text:name="orgbadb00b"/>[auxtex.el] AUCTEXモード
<text:bookmark-end text:name="OrgXref.orgbadb00b"/></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7f7bf7b"/>
<text:bookmark text:name="org7f7bf7b"/>[display-time-world-mode] 世界時計
<text:bookmark-end text:name="OrgXref.org7f7bf7b"/></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7cca569"/>
<text:bookmark text:name="org7cca569"/>[yasnippet.el] Emacs用のテンプレートシステム
<text:bookmark-end text:name="OrgXref.org7cca569"/></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1b2ddd8"/>
<text:bookmark text:name="org1b2ddd8"/>[sdic.el] 英辞郎で英単語を調べる
<text:bookmark-end text:name="OrgXref.org1b2ddd8"/></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p text:style-name="OrgSrcBlockLastLine"/>
      <text:h text:style-name="Heading_20_2" text:outline-level="2" text:is-list-header="false">
<text:bookmark-start text:name="OrgXref.org74eccb4"/>
<text:bookmark text:name="org74eccb4"/>[osx-dictionary.el] MacOSのdictionary.appで辞書をひく
<text:bookmark-end text:name="OrgXref.org74eccb4"/></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text:s/><text:s/><text:s/><text:s/><text:s/>'(osx-dictionary-dictionary-choice<text:s/><text:span text:style-name="OrgSrcFontLockStringFace">"英辞郎<text:s/>第七版"</text:span>)))</text:p>
      <text:p text:style-name="OrgSrcBlock"/>
      <text:p text:style-name="OrgSrcBlock"><text:s/><text:s/>(global-set-key<text:s/>(kbd<text:s/><text:span text:style-name="OrgSrcFontLockStringFace">"C-c<text:s/>f<text:s/>w"</text:span>)<text:s/>#'osx-dictionary-search-input)</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ceffd6d"/>
<text:bookmark text:name="orgceffd6d"/>MacOSのdictionary.appでCOBUILD5の辞書をひく（旧）
<text:bookmark-end text:name="OrgXref.orgceffd6d"/></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07d52be"/>
<text:bookmark text:name="org07d52be"/>マイナーモード化
<text:bookmark-end text:name="OrgXref.org07d52be"/></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2786b2b"/>
<text:bookmark text:name="org2786b2b"/>キーバインド
<text:bookmark-end text:name="OrgXref.org2786b2b"/></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a074425"/>
<text:bookmark text:name="orga074425"/>[lookup.el] 辞書
<text:bookmark-end text:name="OrgXref.orga074425"/></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80b3347"/>
<text:bookmark text:name="org80b3347"/>[cacoo] Cacoo で描く
<text:bookmark-end text:name="OrgXref.org80b3347"/></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37eb856"/>
<text:bookmark text:name="org37eb856"/>[iedit] バッファ内の同じ文字列を一度に編集する
<text:bookmark-end text:name="OrgXref.org37eb856"/></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d85ccfb"/>
<text:bookmark text:name="orgd85ccfb"/>[web-mode] HTML編集
<text:bookmark-end text:name="OrgXref.orgd85ccfb"/></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LastLine"><text:s/><text:s/>(<text:span text:style-name="OrgSrcFontLockKeywordFace">push</text:span><text:s/>'(<text:span text:style-name="OrgSrcFontLockStringFace">"\\.html?\\'"</text:span><text:s/>.<text:s/>web-mode)<text:s/>auto-mode-alist))</text:p>
      <text:h text:style-name="Heading_20_2" text:outline-level="2" text:is-list-header="false">
<text:bookmark-start text:name="OrgXref.org2d8110c"/>
<text:bookmark text:name="org2d8110c"/>[emmet-mode] zencoding の後継
<text:bookmark-end text:name="OrgXref.org2d8110c"/></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4940bc4"/>
<text:bookmark text:name="org4940bc4"/>[zencoding-mode] HTML編集の高速化（旧）
<text:bookmark-end text:name="OrgXref.org4940bc4"/></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5800d4a"/>
<text:bookmark text:name="org5800d4a"/>[describe-number] 16進数などを確認
<text:bookmark-end text:name="OrgXref.org5800d4a"/></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26a2994"/>
<text:bookmark text:name="org26a2994"/>[web-beautify.el] ソースコード整形
<text:bookmark-end text:name="OrgXref.org26a2994"/></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82571c5"/>
<text:bookmark text:name="org82571c5"/>[smartparens.el] 対応するカッコの挿入をアシスト
<text:bookmark-end text:name="OrgXref.org82571c5"/></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318f992"/>
<text:bookmark text:name="org318f992"/>[replace-from-region.el] 選択領域を別の文字列に置き換える
<text:bookmark-end text:name="OrgXref.org318f992"/></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5d8ca71"/>
<text:bookmark text:name="org5d8ca71"/>[selected.el] リージョン選択時のアクションを制御
<text:bookmark-end text:name="OrgXref.org5d8ca7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org-list-insert-items<text:s/><text:span text:style-name="OrgSrcFontLockStringFace">"utility"</text:span><text:s/>(begin<text:s/>end))</text:p>
      <text:p text:style-name="OrgSrcBlock"><text:s/><text:s/><text:s/><text:s/>(<text:span text:style-name="OrgSrcFontLockKeywordFace">declare-function</text:span><text:s/>my:org-list-insert-checkbox-into-items</text:p>
      <text:p text:style-name="OrgSrcBlock"><text:s/><text:s/><text:s/><text:s/><text:s/><text:s/><text:s/><text:s/><text:s/><text:s/><text:s/><text:s/><text:s/><text:s/><text:s/><text:s/><text:s/><text:s/><text:s/><text:s/><text:s/><text:s/><text:span text:style-name="OrgSrcFontLockStringFace">"utility"</text:span><text:s/>(begin<text:s/>end))</text:p>
      <text:p text:style-name="OrgSrcBlock"/>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text:span text:style-name="OrgSrcFontLockKeywordFace">require</text:span><text:s/>'<text:span text:style-name="OrgSrcFontLockConstantFace">helpful</text:span><text:s/>nil<text:s/>t)<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
      <text:p text:style-name="OrgSrcBlockLastLine"><text:s/><text:s/><text:s/><text:s/>(selected-global-mode<text:s/>1)))</text:p>
      <text:h text:style-name="Heading_20_2" text:outline-level="2" text:is-list-header="false">
<text:bookmark-start text:name="OrgXref.org9f1313c"/>
<text:bookmark text:name="org9f1313c"/>[helm-selected.el] selecte.el のアクション候補を絞り込み
<text:bookmark-end text:name="OrgXref.org9f1313c"/></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text:span text:style-name="OrgSrcFontLockKeywordFace">require</text:span><text:s/>'<text:span text:style-name="OrgSrcFontLockConstant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556b61e"/>
<text:bookmark text:name="org556b61e"/><text:span text:style-name="OrgTodo">TODO</text:span> [git-complete.el] GIT grep を使う補完エンジン
<text:bookmark-end text:name="OrgXref.org556b61e"/></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LastLine"><text:s/><text:s/>(global-set-key<text:s/>(kbd<text:s/><text:span text:style-name="OrgSrcFontLockStringFace">"C-c<text:s/>f<text:s/>&lt;tab&gt;"</text:span>)<text:s/>'git-complete))</text:p>
      <text:h text:style-name="Heading_20_2" text:outline-level="2" text:is-list-header="false">
<text:bookmark-start text:name="OrgXref.org7e73b85"/>
<text:bookmark text:name="org7e73b85"/><text:span text:style-name="OrgTodo">TODO</text:span> [tiny.el] 連番入力をサポート
<text:bookmark-end text:name="OrgXref.org7e73b8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f20f7d6"/>
<text:bookmark text:name="orgf20f7d6"/>表示サポート
<text:bookmark-end text:name="OrgXref.orgf20f7d6"/></text:h>
      <text:h text:style-name="Heading_20_2" text:outline-level="2" text:is-list-header="false">
<text:bookmark-start text:name="OrgXref.orgd66eec6"/>
<text:bookmark text:name="orgd66eec6"/>モードラインのモード名を短くする
<text:bookmark-end text:name="OrgXref.orgd66eec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28f1893"/>
<text:bookmark text:name="org28f1893"/>続・モードラインのモード名を短縮する
<text:bookmark-end text:name="OrgXref.org28f1893"/></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8a4629e"/>
<text:bookmark text:name="org8a4629e"/>モードラインのNarrowを短くする
<text:bookmark-end text:name="OrgXref.org8a4629e"/></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9a4787e"/>
<text:bookmark text:name="org9a4787e"/>モードラインの節約（VC-mode編）
<text:bookmark-end text:name="OrgXref.org9a4787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556468"/>
<text:bookmark text:name="org2556468"/>モードラインの色をカスタマイズする
<text:bookmark-end text:name="OrgXref.org2556468"/></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295c441"/>
<text:bookmark text:name="org295c441"/>色セット例
<text:bookmark-end text:name="OrgXref.org295c441"/></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f140140"/>
<text:bookmark text:name="orgf140140"/>visible-bell のカスタマイズ
<text:bookmark-end text:name="OrgXref.orgf140140"/></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da14c6a"/>
<text:bookmark text:name="orgda14c6a"/>常に <text:span text:style-name="Bold">scratch</text:span> を表示して起動する
<text:bookmark-end text:name="OrgXref.orgda14c6a"/></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8fa928e"/>
<text:bookmark text:name="org8fa928e"/>バッテリー情報をモードラインに表示する
<text:bookmark-end text:name="OrgXref.org8fa928e"/></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5e0ba30"/>
<text:bookmark text:name="org5e0ba30"/>スクロールバーを非表示にする
<text:bookmark-end text:name="OrgXref.org5e0ba30"/></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afe3c72"/>
<text:bookmark text:name="orgafe3c72"/>[yascroll] フリンジにスクロールバーを出す
<text:bookmark-end text:name="OrgXref.orgafe3c7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889327f"/>
<text:bookmark text:name="org889327f"/>ツールバーを非表示にする
<text:bookmark-end text:name="OrgXref.org889327f"/></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d6d31a8"/>
<text:bookmark text:name="orgd6d31a8"/>起動時のスプラッシュ画面を表示しない
<text:bookmark-end text:name="OrgXref.orgd6d31a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9f3a756"/>
<text:bookmark text:name="org9f3a756"/>カーソル行の行数をモードラインに表示する
<text:bookmark-end text:name="OrgXref.org9f3a756"/></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LastLine"><text:s/><text:s/>(line-number-mode<text:s/>1))</text:p>
      <text:h text:style-name="Heading_20_2" text:outline-level="2" text:is-list-header="false">
<text:bookmark-start text:name="OrgXref.org8f5d7eb"/>
<text:bookmark text:name="org8f5d7eb"/>カーソル行の関数名をモードラインに表示する
<text:bookmark-end text:name="OrgXref.org8f5d7eb"/></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6b88892"/>
<text:bookmark text:name="org6b88892"/>時刻をモードラインに表示する
<text:bookmark-end text:name="OrgXref.org6b8889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LastLine"><text:s/><text:s/>(display-time-mode<text:s/>1))</text:p>
      <text:h text:style-name="Heading_20_2" text:outline-level="2" text:is-list-header="false">
<text:bookmark-start text:name="OrgXref.orgedc1762"/>
<text:bookmark text:name="orgedc1762"/>対応するカッコをハイライトする
<text:bookmark-end text:name="OrgXref.orgedc1762"/></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1d39762"/>
<text:bookmark text:name="org1d39762"/>全角スペースと行末タブ／半角スペースを強調表示する
<text:bookmark-end text:name="OrgXref.org1d39762"/></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0396082"/>
<text:bookmark text:name="org0396082"/>バッファの終わりをフリンジで明示
<text:bookmark-end text:name="OrgXref.org039608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907fd1a"/>
<text:bookmark text:name="org907fd1a"/>[migemo.el] ローマ字入力で日本語を検索する
<text:bookmark-end text:name="OrgXref.org907fd1a"/></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
      <text:p text:style-name="OrgSrcBlock"><text:s/><text:s/><text:s/><text:s/><text:s/><text:s/>(add-hook<text:s/>'isearch-mode-hook<text:s/>#'migemo-init))</text:p>
      <text:p text:style-name="OrgSrcBlockLastLine"><text:s/><text:s/>(message<text:s/><text:span text:style-name="OrgSrcFontLockStringFace">"---<text:s/>cmigemo<text:s/>is<text:s/>NOT<text:s/>installed."</text:span>))</text:p>
      <text:h text:style-name="Heading_20_2" text:outline-level="2" text:is-list-header="false">
<text:bookmark-start text:name="OrgXref.org4fc414a"/>
<text:bookmark text:name="org4fc414a"/>[anything.el] 何でも絞り込みインターフェイス（旧）
<text:bookmark-end text:name="OrgXref.org4fc414a"/></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e366c04"/>
<text:bookmark text:name="orge366c04"/>[helm.el] 続・何でも絞り込みインターフェイス
<text:bookmark-end text:name="OrgXref.orge366c04"/></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batch-build</text:p>
      <text:p text:style-name="OrgSrcBlock"><text:s/><text:s/><text:s/><text:s/><text:s/><text:s/>(recentf-mode<text:s/>1))</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text:s/><text:s/><text:s/><text:s/>)</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LastLine"><text:s/><text:s/>(global-set-key<text:s/>(kbd<text:s/><text:span text:style-name="OrgSrcFontLockStringFace">"C-x<text:s/>C-b"</text:span>)<text:s/>'helm-buffers-list))</text:p>
      <text:p text:style-name="OrgSrcBlockLastLine"/>
      <text:h text:style-name="Heading_20_2" text:outline-level="2" text:is-list-header="false">
<text:bookmark-start text:name="OrgXref.orga5c737a"/>
<text:bookmark text:name="orga5c737a"/>[stripe-buffer.el] テーブルの色をストライプにする
<text:bookmark-end text:name="OrgXref.orga5c737a"/></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9693fdb"/>
<text:bookmark text:name="org9693fdb"/>[rainbow-delimiters] 対応するカッコに色を付ける
<text:bookmark-end text:name="OrgXref.org9693fd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9c255d4"/>
<text:bookmark text:name="org9c255d4"/>[git-gutter-fringe] 編集差分をフレーム端で視覚化
<text:bookmark-end text:name="OrgXref.org9c255d4"/></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set-face-foreground<text:s/>'git-gutter-fr:deleted<text:s/><text:s/><text:span text:style-name="OrgSrcFontLockStringFace">"</text:span><text:span text:style-name="OrgSrcDefault0032">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a861430"/>
<text:bookmark text:name="orga861430"/>[zlc.el] find-file バッファを zsh ライクにする
<text:bookmark-end text:name="OrgXref.orga861430"/></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5ef55ad"/>
<text:bookmark text:name="org5ef55ad"/>[japanese-holidays] カレンダーをカラフルにする
<text:bookmark-end text:name="OrgXref.org5ef55ad"/></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a1bab91"/>
<text:bookmark text:name="orga1bab91"/>[calendar.el] カレンダーで週番号を表示する
<text:bookmark-end text:name="OrgXref.orga1bab91"/></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170c6de"/>
<text:bookmark text:name="org170c6de"/>[guide-key] キーバインドの選択肢をポップアップする
<text:bookmark-end text:name="OrgXref.org170c6de"/></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uide-key-mode<text:s/>1)))</text:p>
      <text:h text:style-name="Heading_20_2" text:outline-level="2" text:is-list-header="false">
<text:bookmark-start text:name="OrgXref.org24cd964"/>
<text:bookmark text:name="org24cd964"/>[which-key] キーバインドの選択肢をポップアップする
<text:bookmark-end text:name="OrgXref.org24cd964"/></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5)))</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063ad45"/>
<text:bookmark text:name="org063ad45"/>[stock-ticker] 株価をモードラインに表示
<text:bookmark-end text:name="OrgXref.org063ad45"/></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2900a9"/>
<text:bookmark text:name="org42900a9"/>[mode-icons] 使用中のモード表示をアイコンで代替
<text:bookmark-end text:name="OrgXref.org42900a9"/></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75db592"/>
<text:bookmark text:name="org75db592"/>[highlight-symbol] 同じ名前のシンボルをハイライトする
<text:bookmark-end text:name="OrgXref.org75db592"/></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text:s/><text:s/><text:s/><text:s/><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2" text:outline-level="2" text:is-list-header="false">
<text:bookmark-start text:name="OrgXref.org962d7f8"/>
<text:bookmark text:name="org962d7f8"/>[all-the-icons-dired] フォントを使ったアイコンを表示
<text:bookmark-end text:name="OrgXref.org962d7f8"/></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426077e"/>
<text:bookmark text:name="org426077e"/>[eldoc.el] コンテクストに応じてヘルプを表示
<text:bookmark-end text:name="OrgXref.org426077e"/></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text:s/><text:s/><text:s/><text:s/><text:s/>'(eldoc-idle-delay<text:s/>1.5)))</text:p>
      <text:p text:style-name="OrgSrcBlock"/>
      <text:p text:style-name="OrgSrcBlock"><text:s/><text:s/>(<text:span text:style-name="OrgSrcFontLockKeywordFace">dolist</text:span><text:s/>(hook<text:s/>'(emacs-lisp-mode-hook<text:s/>org-mode-hook<text:s/>c-mode-common-hook))</text:p>
      <text:p text:style-name="OrgSrcBlockLastLine"><text:s/><text:s/><text:s/><text:s/>(add-hook<text:s/>hook<text:s/>#'turn-on-eldoc-mode)))</text:p>
      <text:h text:style-name="Heading_20_2" text:outline-level="2" text:is-list-header="false">
<text:bookmark-start text:name="OrgXref.org44cc4fe"/>
<text:bookmark text:name="org44cc4fe"/>[keycast.el] 入力しているキーとコマンドをモードラインに表示
<text:bookmark-end text:name="OrgXref.org44cc4fe"/></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249b651"/>
<text:bookmark text:name="org249b651"/>メディアサポート
<text:bookmark-end text:name="OrgXref.org249b651"/></text:h>
      <text:h text:style-name="Heading_20_2" text:outline-level="2" text:is-list-header="false">
<text:bookmark-start text:name="OrgXref.orgeb8fc20"/>
<text:bookmark text:name="orgeb8fc20"/>[bongo.el] Emacsのバッファで音楽ライブラリを管理する
<text:bookmark-end text:name="OrgXref.orgeb8fc20"/></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70fe79b"/>
<text:bookmark text:name="org70fe79b"/>[emms.el] メディアプレーヤー
<text:bookmark-end text:name="OrgXref.org70fe79b"/></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text:s/><text:s/><text:s/><text:s/><text:s/><text:s/>(message<text:s/><text:span text:style-name="OrgSrcFontLockStringFace">"---<text:s/>mpv<text:s/>is<text:s/>NOT<text:s/>installed."</text:span>))</text:p>
      <text:p text:style-name="OrgSrcBlock"/>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LastLine"><text:s/><text:s/>(global-set-key<text:s/>(kbd<text:s/><text:span text:style-name="OrgSrcFontLockStringFace">"C-c<text:s/>e<text:s/>b"</text:span>)<text:s/>'my:play-bgm))</text:p>
      <text:p text:style-name="OrgSrcBlockLastLine"/>
      <text:h text:style-name="Heading_20_2" text:outline-level="2" text:is-list-header="false">
<text:bookmark-start text:name="OrgXref.org921407e"/>
<text:bookmark text:name="org921407e"/>[GoogleMaps.el] GoogleMaps を Emacs 内で使う
<text:bookmark-end text:name="OrgXref.org921407e"/></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8f24813"/>
<text:bookmark text:name="org8f24813"/>[org-google-weather.el] org-agenda に天気を表示する
<text:bookmark-end text:name="OrgXref.org8f24813"/></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5bb4018"/>
<text:bookmark text:name="org5bb4018"/>[japanlaw.el] Emacs 電子六法
<text:bookmark-end text:name="OrgXref.org5bb4018"/></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98c96c3"/>
<text:bookmark text:name="org98c96c3"/>[sunshine.el] 天気を知る
<text:bookmark-end text:name="OrgXref.org98c96c3"/></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fd5dac0"/>
<text:bookmark text:name="orgfd5dac0"/>履歴／ファイル管理
<text:bookmark-end text:name="OrgXref.orgfd5dac0"/></text:h>
      <text:h text:style-name="Heading_20_2" text:outline-level="2" text:is-list-header="false">
<text:bookmark-start text:name="OrgXref.orgbeee02e"/>
<text:bookmark text:name="orgbeee02e"/>[dired] ファイラのサポートツール
<text:bookmark-end text:name="OrgXref.orgbeee02e"/></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c6e0306"/>
<text:bookmark text:name="orgc6e0306"/>Undoバッファを無限に取る
<text:bookmark-end text:name="OrgXref.orgc6e0306"/></text:h>
      <text:p text:style-name="OrgSrcBlockLastLine">(<text:span text:style-name="OrgSrcFontLockKeywordFace">setq</text:span><text:s/>undo-outer-limit<text:s/>nil)</text:p>
      <text:h text:style-name="Heading_20_2" text:outline-level="2" text:is-list-header="false">
<text:bookmark-start text:name="OrgXref.org4f84a60"/>
<text:bookmark text:name="org4f84a60"/>[undo-tree] 編集履歴をわかりやすくたどる
<text:bookmark-end text:name="OrgXref.org4f84a60"/></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184bfa2"/>
<text:bookmark text:name="org184bfa2"/>バッファ保存時にバックアップファイルを生成する
<text:bookmark-end text:name="OrgXref.org184bfa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66b3c0"/>
<text:bookmark text:name="org966b3c0"/>バッファ保存時にバックアップを生成させない
<text:bookmark-end text:name="OrgXref.org966b3c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031e1b8"/>
<text:bookmark text:name="org031e1b8"/>ミニバッファの履歴を保存しリストアする
<text:bookmark-end text:name="OrgXref.org031e1b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69c26a"/>
<text:bookmark text:name="orgb69c26a"/>履歴サイズを大きくする
<text:bookmark-end text:name="OrgXref.orgb69c26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b0111cc"/>
<text:bookmark text:name="orgb0111cc"/>Emacs終了時に開いていたバッファを起動時に復元する
<text:bookmark-end text:name="OrgXref.orgb0111c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LastLine"><text:s/><text:s/><text:s/><text:s/>(desktop-save-mode<text:s/>1)))</text:p>
      <text:h text:style-name="Heading_20_2" text:outline-level="2" text:is-list-header="false">
<text:bookmark-start text:name="OrgXref.org2028b3b"/>
<text:bookmark text:name="org2028b3b"/>最近開いたファイルリストを保持
<text:bookmark-end text:name="OrgXref.org2028b3b"/></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text:s/><text:s/><text:s/><text:s/>))</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45c25ee"/>
<text:bookmark text:name="org45c25ee"/>深夜にバッファを自動整理する
<text:bookmark-end text:name="OrgXref.org45c25ee"/></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e52f09e"/>
<text:bookmark text:name="orge52f09e"/>[auto-save-buffers.el] 一定間隔でバッファを保存する
<text:bookmark-end text:name="OrgXref.orge52f09e"/></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1f30f4c"/>
<text:bookmark text:name="org1f30f4c"/>[backup-dir.el] バックアップファイルを一箇所に集める
<text:bookmark-end text:name="OrgXref.org1f30f4c"/></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a2a1e99"/>
<text:bookmark text:name="orga2a1e99"/>[backup-each-save] クラッシュに備える
<text:bookmark-end text:name="OrgXref.orga2a1e99"/></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backup-each-save</text:span><text:s/>nil<text:s/>t)</text:p>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s/>(fboundp<text:s/>'recursive-delete-backup-files)</text:p>
      <text:p text:style-name="OrgSrcBlockLastLine"><text:s/><text:s/><text:s/><text:s/><text:s/><text:s/><text:s/><text:s/><text:s/><text:s/><text:s/><text:s/><text:s/><text:s/><text:s/><text:s/><text:s/><text:s/>(recursive-delete-backup-files<text:s/>7)))))</text:p>
      <text:h text:style-name="Heading_20_2" text:outline-level="2" text:is-list-header="false">
<text:bookmark-start text:name="OrgXref.orgf40976b"/>
<text:bookmark text:name="orgf40976b"/>特定のファイルを Dropbox 以下にバックアップする
<text:bookmark-end text:name="OrgXref.orgf40976b"/></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bdd85d8"/>
<text:bookmark text:name="orgbdd85d8"/>[session.el] 様々な履歴を保存し復元に利用する
<text:bookmark-end text:name="OrgXref.orgbdd85d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294fb1"/>
<text:bookmark text:name="org6294fb1"/>[wakatime-mode.el] WakaTime を利用して作業記録する
<text:bookmark-end text:name="OrgXref.org6294fb1"/></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f3ff0ee"/>
<text:bookmark text:name="orgf3ff0ee"/>[neotree.el] ディレクトリ情報をツリー表示
<text:bookmark-end text:name="OrgXref.orgf3ff0ee"/></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text:s/><text:s/><text:s/><text:s/>(advice-add<text:s/>'neotree-hide<text:s/><text:span text:style-name="OrgSrcFontLockBuiltinFace">:before</text:span><text:s/>#'advice:neotree-hide))</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692878e"/>
<text:bookmark text:name="org692878e"/>[osx-trash] system-move-file-to-trash を有効にする
<text:bookmark-end text:name="OrgXref.org692878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5574ca8"/>
<text:bookmark text:name="org5574ca8"/>[helpful] リッチなヘルプページ
<text:bookmark-end text:name="OrgXref.org5574ca8"/></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postpone</text:span><text:s/>nil<text:s/>t))</text:p>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LastLine"><text:s/><text:s/>(global-set-key<text:s/>(kbd<text:s/><text:span text:style-name="OrgSrcFontLockStringFace">"C-h<text:s/>v"</text:span>)<text:s/>'helpful-variable))</text:p>
      <text:h text:style-name="Heading_20_2" text:outline-level="2" text:is-list-header="false">
<text:bookmark-start text:name="OrgXref.orge52fa42"/>
<text:bookmark text:name="orge52fa42"/>[keyfreq.el] コマンドログ
<text:bookmark-end text:name="OrgXref.orge52fa42"/></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pan text:style-name="OrgSrcFontLockKeywordFace">shut-up</text:span><text:s/>(view-buffer<text:s/>keyfreq-buffer))</text:p>
      <text:p text:style-name="OrgSrcBlock"><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keyfreq-mode<text:s/>1)))</text:p>
      <text:h text:style-name="Heading_20_1" text:outline-level="1" text:is-list-header="false">
<text:bookmark-start text:name="OrgXref.org708503a"/>
<text:bookmark text:name="org708503a"/>開発サポート
<text:bookmark-end text:name="OrgXref.org708503a"/></text:h>
      <text:h text:style-name="Heading_20_2" text:outline-level="2" text:is-list-header="false">
<text:bookmark-start text:name="OrgXref.org0961166"/>
<text:bookmark text:name="org0961166"/>便利キーバインド
<text:bookmark-end text:name="OrgXref.org0961166"/></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1b75f1c"/>
<text:bookmark text:name="org1b75f1c"/>[gist.el] Gist インターフェイス
<text:bookmark-end text:name="OrgXref.org1b75f1c"/></text:h>
      <text:p text:style-name="OrgSrcBlockLastLine">(autoload-if-found<text:s/>'(gist)<text:s/><text:span text:style-name="OrgSrcFontLockStringFace">"gist"</text:span><text:s/>nil<text:s/>t)</text:p>
      <text:h text:style-name="Heading_20_2" text:outline-level="2" text:is-list-header="false">
<text:bookmark-start text:name="OrgXref.orgf382963"/>
<text:bookmark text:name="orgf382963"/>[doxymacs.el] Doxygen のコメントを簡単に入力する
<text:bookmark-end text:name="OrgXref.orgf382963"/></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f5e6bce"/>
<text:bookmark text:name="orgf5e6bce"/>[matlab.el] Matlab用の設定<text:tab/><text:span text:style-name="OrgTags">[<text:span text:style-name="OrgTag">Mac</text:span>]</text:span>
<text:bookmark-end text:name="OrgXref.orgf5e6bce"/></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92fa58e"/>
<text:bookmark text:name="org92fa58e"/>[flycheck.el] 構文エラー表示
<text:bookmark-end text:name="OrgXref.org92fa58e"/></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b528242"/>
<text:bookmark text:name="orgb528242"/>[auto-complete.el] 自動補完機能
<text:bookmark-end text:name="OrgXref.orgb528242"/></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0be2c91"/>
<text:bookmark text:name="org0be2c91"/>[auto-complete-clang.el] オムニ補完
<text:bookmark-end text:name="OrgXref.org0be2c9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7cb7bf"/>
<text:bookmark text:name="orgc7cb7bf"/>References
<text:bookmark-end text:name="OrgXref.orgc7cb7bf"/></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2dd415"/>
<text:bookmark text:name="orge2dd415"/>[hideshowvis.el] 関数の表示／非表示
<text:bookmark-end text:name="OrgXref.orge2dd415"/></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20d0656"/>
<text:bookmark text:name="org20d0656"/>[origami.el] 関数の折りたたみ
<text:bookmark-end text:name="OrgXref.org20d0656"/></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f414487"/>
<text:bookmark text:name="orgf414487"/>[quickrun.el] お手軽ビルド
<text:bookmark-end text:name="OrgXref.orgf41448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a01afca"/>
<text:bookmark text:name="orga01afca"/>[ggtags.el] タグジャンプ
<text:bookmark-end text:name="OrgXref.orga01afca"/></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a4ddac5"/>
<text:bookmark text:name="orga4ddac5"/>[0xc] N進数変換
<text:bookmark-end text:name="OrgXref.orga4ddac5"/></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text:s/><text:s/><text:s/><text:s/><text:s/><text:s/>(0xc-convert<text:s/>10<text:s/>(word-at-point))))</text:p>
      <text:p text:style-name="OrgSrcBlock"/>
      <text:p text:style-name="OrgSrcBlockLastLine"><text:s/><text:s/>(global-set-key<text:s/>(kbd<text:s/><text:span text:style-name="OrgSrcFontLockStringFace">"C-c<text:s/>f<text:s/>h"</text:span>)<text:s/>'0xc-convert))</text:p>
      <text:h text:style-name="Heading_20_2" text:outline-level="2" text:is-list-header="false">
<text:bookmark-start text:name="OrgXref.orgb7f5a13"/>
<text:bookmark text:name="orgb7f5a13"/><text:span text:style-name="OrgTodo">TODO</text:span> [EditorConfig] コードスタイルの強制
<text:bookmark-end text:name="OrgXref.orgb7f5a13"/></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b2e5113"/>
<text:bookmark text:name="orgb2e5113"/>[uuid.el] UUID の生成
<text:bookmark-end text:name="OrgXref.orgb2e5113"/></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6ed421b"/>
<text:bookmark text:name="org6ed421b"/>[hexl.el] バイナリファイルを開く
<text:bookmark-end text:name="OrgXref.org6ed421b"/></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4ce56be"/>
<text:bookmark text:name="org4ce56be"/>[package-lint.el] MEPLA登録用Lint
<text:bookmark-end text:name="OrgXref.org4ce56be"/></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autoload-if-found</text:p>
      <text:p text:style-name="OrgSrcBlock"><text:s/>'(package-lint-current-buffer)</text:p>
      <text:p text:style-name="OrgSrcBlockLastLine"><text:s/><text:span text:style-name="OrgSrcFontLockStringFace">"package-lint"</text:span><text:s/>nil<text:s/>t)</text:p>
      <text:h text:style-name="Heading_20_2" text:outline-level="2" text:is-list-header="false">
<text:bookmark-start text:name="OrgXref.orgad8ce81"/>
<text:bookmark text:name="orgad8ce81"/><text:span text:style-name="OrgTodo">TODO</text:span> [cov] カバレッジの状態をフリンジで確認
<text:bookmark-end text:name="OrgXref.orgad8ce81"/></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autoload-if-found</text:p>
      <text:p text:style-name="OrgSrcBlock"><text:s/>'(cov-mode)</text:p>
      <text:p text:style-name="OrgSrcBlockLastLine"><text:s/><text:span text:style-name="OrgSrcFontLockStringFace">"cov"</text:span><text:s/>nil<text:s/>t)</text:p>
      <text:h text:style-name="Heading_20_2" text:outline-level="2" text:is-list-header="false">
<text:bookmark-start text:name="OrgXref.org63ff474"/>
<text:bookmark text:name="org63ff474"/><text:span text:style-name="OrgTodo">TODO</text:span> [projectile.el] ディレクトリ単位でファイル群をプロジェクト扱いする
<text:bookmark-end text:name="OrgXref.org63ff474"/></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defun</text:span><text:s/><text:span text:style-name="OrgSrcFontLockFunctionNameFace">my:frame-title-format</text:span><text:s/>()</text:p>
      <text:p text:style-name="OrgSrcBlock"><text:s/><text:s/><text:s/><text:s/><text:s/><text:s/><text:span text:style-name="OrgSrcFontLockCommentDelimiterFace">;;<text:s/></text:span><text:span text:style-name="OrgSrcFontLockCommentFace">(setq<text:s/>frame-title-format<text:s/>t)</text:span></text:p>
      <text:p text:style-name="OrgSrcBlock"><text:s/><text:s/><text:s/><text:s/><text:s/><text:s/><text:span text:style-name="OrgSrcFontLockCommentDelimiterFace">;;<text:s/></text:span><text:span text:style-name="OrgSrcFontLockCommentFace">(sit-for<text:s/>0.05)<text:s/>;;<text:s/>a<text:s/>trick<text:s/>to<text:s/>keep<text:s/>file<text:s/>icon<text:s/>in<text:s/>frame-bar.</text:span></text:p>
      <text:p text:style-name="OrgSrcBlock"><text:s/><text:s/><text:s/><text:s/><text:s/><text:s/>(<text:span text:style-name="OrgSrcFontLockKeywordFace">setq</text:span><text:s/>frame-title-format</text:p>
      <text:p text:style-name="OrgSrcBlock"><text:s/><text:s/><text:s/><text:s/><text:s/><text:s/><text:s/><text:s/><text:s/><text:s/><text:s/><text:s/>'(<text:span text:style-name="OrgSrcFontLockStringFace">""</text:span></text:p>
      <text:p text:style-name="OrgSrcBlock"><text:s/><text:s/><text:s/><text:s/><text:s/><text:s/><text:s/><text:s/><text:s/><text:s/><text:s/><text:s/><text:s/><text:s/>(<text:span text:style-name="OrgSrcFontLockBuiltinFace">:eval</text:span></text:p>
      <text:p text:style-name="OrgSrcBlock"><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pan text:style-name="OrgSrcFontLockStringFace">"%b"</text:span></text:p>
      <text:p text:style-name="OrgSrcBlock"><text:s/><text:s/><text:s/><text:s/><text:s/><text:s/><text:s/><text:s/><text:s/><text:s/><text:s/><text:s/><text:s/><text:s/><text:span text:style-name="OrgSrcFontLockCommentDelimiterFace">;;<text:s/></text:span><text:span text:style-name="OrgSrcFontLockCommentFace">(:eval<text:s/>(format<text:s/>"<text:s/>-<text:s/>%s"<text:s/>(system-name)))</text:span></text:p>
      <text:p text:style-name="OrgSrcBlock"><text:s/><text:s/><text:s/><text:s/><text:s/><text:s/><text:s/><text:s/><text:s/><text:s/><text:s/><text:s/><text:s/><text:s/>)))</text:p>
      <text:p text:style-name="OrgSrcBlock"><text:s/><text:s/><text:s/><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add-hook<text:s/>'moom-reset-font-size-hook<text:s/>#'my:frame-title-format)</text:p>
      <text:p text:style-name="OrgSrcBlock"><text:s/><text:s/><text:s/><text:s/><text:s/><text:s/>(add-hook<text:s/>'moom-after-fullscreen-hook<text:s/>#'my:frame-title-format))</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when</text:span><text:s/>(<text:span text:style-name="OrgSrcFontLockKeywordFace">require</text:span><text:s/>'<text:span text:style-name="OrgSrcFontLockConstantFace">neotree</text:span><text:s/>nil<text:s/>t)</text:p>
      <text:p text:style-name="OrgSrcBlock"><text:s/><text:s/><text:s/><text:s/><text:s/><text:s/><text:span text:style-name="OrgSrcFontLockCommentDelimiterFace">;;<text:s/></text:span><text:span text:style-name="OrgSrcFontLockCommentFace">M-x<text:s/>helm-projectile-switch-project<text:s/>(C-c<text:s/>p<text:s/>p)</text:span></text:p>
      <text:p text:style-name="OrgSrcBlock"><text:s/><text:s/><text:s/><text:s/><text:s/><text:s/>(<text:span text:style-name="OrgSrcFontLockKeywordFace">setq</text:span><text:s/>projectile-switch-project-action<text:s/>'neotree-projectile-action)</text:p>
      <text:p text:style-name="OrgSrcBlock"/>
      <text:p text:style-name="OrgSrcBlock"><text:s/><text:s/><text:s/><text:s/><text:s/><text:s/>(<text:span text:style-name="OrgSrcFontLockKeywordFace">defun</text:span><text:s/><text:span text:style-name="OrgSrcFontLockFunctionNameFace">advice:neotree-dir</text:span><text:s/>(path)</text:p>
      <text:p text:style-name="OrgSrcBlock"><text:s/><text:s/><text:s/><text:s/><text:s/><text:s/><text:s/><text:s/><text:span text:style-name="OrgSrcFontLockDocFace">"Extension<text:s/>to<text:s/>change<text:s/>the<text:s/>frame<text:s/>width<text:s/>automatically."</text:span></text:p>
      <text:p text:style-name="OrgSrcBlock"><text:s/><text:s/><text:s/><text:s/><text:s/><text:s/><text:s/><text:s/>(<text:span text:style-name="OrgSrcFontLockKeywordFace">interactive</text:span><text:s/><text:span text:style-name="OrgSrcFontLockStringFace">"DDirectory:<text:s/>"</text:span>)</text:p>
      <text:p text:style-name="OrgSrcBlock"><text:s/><text:s/><text:s/><text:s/><text:s/><text:s/><text:s/><text:s/>(<text:span text:style-name="OrgSrcFontLockKeywordFace">unless</text:span><text:s/>(neo-global--window-exists-p)</text:p>
      <text:p text:style-name="OrgSrcBlock"><text:s/><text:s/><text:s/><text:s/><text:s/><text:s/><text:s/><text:s/><text:s/><text:s/>(neotree-show))</text:p>
      <text:p text:style-name="OrgSrcBlock"><text:s/><text:s/><text:s/><text:s/><text:s/><text:s/><text:s/><text:s/>(neo-global--open-dir<text:s/>path)</text:p>
      <text:p text:style-name="OrgSrcBlock"><text:s/><text:s/><text:s/><text:s/><text:s/><text:s/><text:s/><text:s/>(neo-global--select-window))</text:p>
      <text:p text:style-name="OrgSrcBlock"><text:s/><text:s/><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projectile-global-mode<text:s/>1)))</text:p>
      <text:h text:style-name="Heading_20_2" text:outline-level="2" text:is-list-header="false">
<text:bookmark-start text:name="OrgXref.orgfeaab1b"/>
<text:bookmark text:name="orgfeaab1b"/><text:span text:style-name="OrgTodo">TODO</text:span> [magit.el] Gitクライアント
<text:bookmark-end text:name="OrgXref.orgfeaab1b"/></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LastLine"><text:s/><text:s/>(global-set-key<text:s/>(kbd<text:s/><text:span text:style-name="OrgSrcFontLockStringFace">"C-c<text:s/>m"</text:span>)<text:s/>'magit-status))</text:p>
      <text:h text:style-name="Heading_20_1" text:outline-level="1" text:is-list-header="false">
<text:bookmark-start text:name="OrgXref.orgd1a70c4"/>
<text:bookmark text:name="orgd1a70c4"/>Org Mode
<text:bookmark-end text:name="OrgXref.orgd1a70c4"/></text:h>
      <text:h text:style-name="Heading_20_2" text:outline-level="2" text:is-list-header="false">
<text:bookmark-start text:name="OrgXref.org4ed5d6c"/>
<text:bookmark text:name="org4ed5d6c"/>基本設定
<text:bookmark-end text:name="OrgXref.org4ed5d6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876dd28"/>
<text:bookmark text:name="org876dd28"/>contribution を使う
<text:bookmark-end text:name="OrgXref.org876dd28"/></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07e79c5"/>
<text:bookmark text:name="org07e79c5"/>iCal との連携
<text:bookmark-end text:name="OrgXref.org07e79c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1be2bab"/>
<text:bookmark text:name="org1be2bab"/>スピードコマンド
<text:bookmark-end text:name="OrgXref.org1be2bab"/></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ancel-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ancel-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5285db5"/>
<text:bookmark text:name="org5285db5"/>Pomodoro
<text:bookmark-end text:name="OrgXref.org5285db5"/></text:h>
      <text:list text:style-name="OrgBulletedList" text:continue-numbering="false">
        <text:list-item>
          <text:p text:style-name="Text_20_body">ここにある設定は，伝統的なアプローチです．<text:line-break/></text:p>
          <text:list text:style-name="OrgBulletedList" text:continue-numbering="true">
            <text:list-item>
              <text:p text:style-name="Text_20_body"><text:a xlink:type="simple" xlink:href="http://orgmode.org/worg/org-gtd-etc.html">http://orgmode.org/worg/org-gtd-etc.html</text:a><text:line-break/></text:p>
            </text:list-item>
          </text:list>
        </text:list-item>
        <text:list-item>
          <text:p text:style-name="Text_20_body">本格的に Org Mode と組み合わせたい場合は，通知を <text:span text:style-name="OrgCode">org-clock-in</text:span> と <text:span text:style-name="OrgCode">org-clock-out</text:span> に連動させる <text:span text:style-name="OrgCode">org-pomodoro.el</text:span> があります．<text:line-break/></text:p>
          <text:list text:style-name="OrgBulletedList" text:continue-numbering="true">
            <text:list-item>
              <text:p text:style-name="Text_20_body"><text:a xlink:type="simple" xlink:href="https://github.com/lolownia/org-pomodoro">https://github.com/lolownia/org-pomodoro</text:a><text:line-break/></text:p>
            </text:list-item>
          </text:list>
        </text:list-item>
      </text:list>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90"</text:span>)</text:p>
      <text:p text:style-name="OrgSrcBlock"><text:s/><text:s/>(<text:span text:style-name="OrgSrcFontLockKeywordFace">setq</text:span><text:s/>growl-pomodoro-default-task-name<text:s/><text:span text:style-name="OrgSrcFontLockStringFace">"Time<text:s/>is<text:s/>up!"</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p>
      <text:p text:style-name="OrgSrcBlock"><text:s/><text:s/><text:s/><text:s/><text:s/><text:s/><text:s/><text:s/><text:s/><text:s/><text:s/><text:s/><text:s/><text:s/><text:s/><text:s/><text:s/><text:s/><text:s/><text:s/><text:s/><text:s/><text:s/><text:s/><text:s/><text:s/><text:s/><text:s/><text:s/><text:s/><text:s/><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LastLine"><text:s/><text:s/>(add-hook<text:s/>'org-timer-done-hook<text:s/>#'growl-pomodoro-timer))</text:p>
      <text:h text:style-name="Heading_20_2" text:outline-level="2" text:is-list-header="false">
<text:bookmark-start text:name="OrgXref.org1777db4"/>
<text:bookmark text:name="org1777db4"/>face 関連
<text:bookmark-end text:name="OrgXref.org1777db4"/></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ee52fce"/>
<text:bookmark text:name="orgee52fce"/><text:span text:style-name="OrgTodo">TODO</text:span> キーワードのカスタマイズ
<text:bookmark-end text:name="OrgXref.orgee52fce"/></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dcd1ce1"/>
<text:bookmark text:name="orgdcd1ce1"/>ImageMagick を使って様々な画像をインライン表示する
<text:bookmark-end text:name="OrgXref.orgdcd1ce1"/></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e4e8e2"/>
<text:bookmark text:name="orgee4e8e2"/>[org-agenda] タスク／予定管理
<text:bookmark-end text:name="OrgXref.orgee4e8e2"/></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hen</text:span><text:s/>(<text:span text:style-name="OrgSrcFontLockKeywordFace">require</text:span><text:s/>'<text:span text:style-name="OrgSrcFontLockConstantFace">moom</text:span><text:s/>nil<text:s/>t)</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b1f696"/>
<text:bookmark text:name="org0b1f696"/><text:span text:style-name="OrgTodo">TODO</text:span> [orgbox.el] スケジュール追加のわかりやすい入力
<text:bookmark-end text:name="OrgXref.org0b1f696"/></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33a9f40"/>
<text:bookmark text:name="org33a9f40"/><text:span text:style-name="OrgTodo">TODO</text:span> [org-review.el] レビューフローのサポート
<text:bookmark-end text:name="OrgXref.org33a9f40"/></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76a5cae"/>
<text:bookmark text:name="org76a5cae"/>[appt.el] アラーム設定
<text:bookmark-end text:name="OrgXref.org76a5cae"/></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text:span text:style-name="OrgSrcFontLockKeywordFace">unless</text:span><text:s/>batch-build</text:p>
      <text:p text:style-name="OrgSrcBlock"><text:s/><text:s/><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echo)</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2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3b25a4e"/>
<text:bookmark text:name="org3b25a4e"/>[org-capture] 高速にメモを取る
<text:bookmark-end text:name="OrgXref.org3b25a4e"/></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that<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
      <text:p text:style-name="OrgSrcBlockLastLine"><text:s/><text:s/><text:s/><text:s/><text:s/><text:s/><text:s/><text:s/><text:s/><text:s/><text:s/><text:s/>))))</text:p>
      <text:h text:style-name="Heading_20_2" text:outline-level="2" text:is-list-header="false">
<text:bookmark-start text:name="OrgXref.orgb3e15fa"/>
<text:bookmark text:name="orgb3e15fa"/>[org-refile] orgツリーの高速移動
<text:bookmark-end text:name="OrgXref.orgb3e15f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03a6c52"/>
<text:bookmark text:name="org03a6c52"/>[org-babel] 基本設定
<text:bookmark-end text:name="OrgXref.org03a6c52"/></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2deecbe"/>
<text:bookmark text:name="org2deecbe"/>[org-babel] ソースブロックの入力キーをカスタマイズ
<text:bookmark-end text:name="OrgXref.org2deecbe"/></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b58db77"/>
<text:bookmark text:name="orgb58db77"/>[MobileOrg] iOS との連携
<text:bookmark-end text:name="OrgXref.orgb58db77"/></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926f6fb"/>
<text:bookmark text:name="org926f6fb"/>[org-tree-slide] Org でプレゼンテーション
<text:bookmark-end text:name="OrgXref.org926f6fb"/></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8ace885"/>
<text:bookmark text:name="org8ace885"/>[org-tree-slide] クロックインとアウトを自動化する
<text:bookmark-end text:name="OrgXref.org8ace88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Text_20_body">導入等は，<text:a xlink:type="simple" xlink:href="https://qiita.com/takaxp/items/6b2d1e05e7ce4517274d">記事</text:a>を参照してください．<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e34b588"/>
<text:bookmark text:name="orge34b588"/>[org-tree-slide] 特定のツリーをプロポーショナルフォントで表示する
<text:bookmark-end text:name="OrgXref.orge34b58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p text:style-name="OrgSrcBlockLastLine"/>
      <text:h text:style-name="Heading_20_2" text:outline-level="2" text:is-list-header="false">
<text:bookmark-start text:name="OrgXref.orgd807799"/>
<text:bookmark text:name="orgd807799"/>[org-tree-slide] ヘッドラインをリッチにする
<text:bookmark-end text:name="OrgXref.orgd807799"/></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e1e2ec5"/>
<text:bookmark text:name="orge1e2ec5"/><text:span text:style-name="OrgTodo">TODO</text:span> [org-tree-slide] BEGIN_SRCとEND_SRCを消して背景色を変える
<text:bookmark-end text:name="OrgXref.orge1e2ec5"/></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b354529"/>
<text:bookmark text:name="orgb354529"/><text:span text:style-name="OrgTodo">TODO</text:span> [org-fstree] ディレクトリ構造を読み取る
<text:bookmark-end text:name="OrgXref.orgb354529"/></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7e901c"/>
<text:bookmark text:name="orgc7e901c"/>[calfw-org] calfw に org の予定を表示する
<text:bookmark-end text:name="OrgXref.orgc7e901c"/></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text:s/><text:s/><text:s/><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1e639ee"/>
<text:bookmark text:name="org1e639ee"/>[org-export-generic] エクスポート機能を拡張する
<text:bookmark-end text:name="OrgXref.org1e639ee"/></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ece776e"/>
<text:bookmark text:name="orgece776e"/><text:span text:style-name="OrgTodo">TODO</text:span> [ox] 出力形式の拡張
<text:bookmark-end text:name="OrgXref.orgece776e"/></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dc7dc7"/>
<text:bookmark text:name="org5dc7dc7"/>[org-odt] ODT形式に出力
<text:bookmark-end text:name="OrgXref.org5dc7dc7"/></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2a8fdc"/>
<text:bookmark text:name="org12a8fdc"/>[ox-twbs] Twitter Bootstrap 互換のHTML出力
<text:bookmark-end text:name="OrgXref.org12a8fdc"/></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d20c087"/>ソースコード <text:sequence text:ref-name="orgd20c087" text:name="Listing" text:formula="ooow:Listing+1" style:num-format="1">10.28.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dd460a9"/>
<text:bookmark text:name="orgdd460a9"/>[org-crypt] ツリーを暗号化する
<text:bookmark-end text:name="OrgXref.orgdd460a9"/></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624d82"/>
<text:bookmark text:name="orgb624d82"/>[org-mac-link] 外部アプリから情報を取る
<text:bookmark-end text:name="OrgXref.orgb624d82"/></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4395c18"/>
<text:bookmark text:name="org4395c18"/><text:span text:style-name="OrgTodo">TODO</text:span> Parers3.app からリンクを取得する
<text:bookmark-end text:name="OrgXref.org4395c18"/></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5814964"/>
<text:bookmark text:name="org5814964"/><text:span text:style-name="OrgTodo">TODO</text:span> Papers3.app のリンクを開けるようにする
<text:bookmark-end text:name="OrgXref.org581496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a2de388"/>
<text:bookmark text:name="orga2de388"/><text:span text:style-name="OrgTodo">TODO</text:span> [org-attach] 外部ファイルを紐付ける
<text:bookmark-end text:name="OrgXref.orga2de38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d1d3227"/>
<text:bookmark text:name="orgd1d3227"/><text:span text:style-name="OrgTodo">TODO</text:span> [org-screenshot] スクリーンショットを貼り付ける
<text:bookmark-end text:name="OrgXref.orgd1d3227"/></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3cca44d"/>
<text:bookmark text:name="org3cca44d"/>[terminal-notifier] イベント通知
<text:bookmark-end text:name="OrgXref.org3cca44d"/></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text:span text:style-name="OrgSrcFontLockStringFace">"-sound"</text:span><text:s/><text:span text:style-name="OrgSrcFontLockStringFace">""</text:span>)</text:p>
      <text:p text:style-name="OrgSrcBlock"><text:s/><text:s/><text:s/><text:s/><text:s/><text:s/><text:s/><text:s/><text:s/><text:s/><text:s/><text:s/><text:s/><text:s/><text:s/><text:s/><text:s/><text:s/><text:s/>(<text:span text:style-name="OrgSrcFontLockKeywordFace">if</text:span><text:s/>(<text:span text:style-name="OrgSrcFontLockKeywordFace">and</text:span><text:s/>sound<text:s/>(not<text:s/>(string=<text:s/>sound<text:s/><text:span text:style-name="OrgSrcFontLockStringFace">""</text:span>)))<text:s/>sound<text:s/><text:span text:style-name="OrgSrcFontLockStringFace">""</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text:s/><text:s/><text:s/><text:s/>(add-hook<text:s/>'kill-emacs-hook<text:s/>#'my:org-clock-out-and-save-when-exit))</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0b1dd08"/>
<text:bookmark text:name="org0b1dd08"/>References
<text:bookmark-end text:name="OrgXref.org0b1dd08"/></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987f225"/>
<text:bookmark text:name="org987f225"/>[org-grep] org ファイルを grep する
<text:bookmark-end text:name="OrgXref.org987f225"/></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d3a2fa5"/>
<text:bookmark text:name="orgd3a2fa5"/>[ox-reveal] ナイスなHTML5プレゼンテーション出力
<text:bookmark-end text:name="OrgXref.orgd3a2fa5"/></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24eb0c8"/>
<text:bookmark text:name="org24eb0c8"/>README を常に org-mode で開く
<text:bookmark-end text:name="OrgXref.org24eb0c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9f3157a"/>
<text:bookmark text:name="org9f3157a"/>Growlnotify と org-mode でアラーム管理
<text:bookmark-end text:name="OrgXref.org9f3157a"/></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text:span text:style-name="OrgSrcFontLockKeywordFace">let</text:span><text:s/>((trigger-file<text:s/><text:span text:style-name="OrgSrcFontLockStringFace">"~/Dropbox/org/db/trigger.org"</text:span>))</text:p>
      <text:p text:style-name="OrgSrcBlock"><text:s/><text:s/><text:s/><text:s/>(<text:span text:style-name="OrgSrcFontLockKeywordFace">when</text:span><text:s/>(file-exists-p<text:s/>trigger-file)</text:p>
      <text:p text:style-name="OrgSrcBlock"><text:s/><text:s/><text:s/><text:s/><text:s/><text:s/>(set-alarms-from-file<text:s/>trigger-file)</text:p>
      <text:p text:style-name="OrgSrcBlock"><text:s/><text:s/><text:s/><text:s/><text:s/><text:s/>(add-hook<text:s/>'after-save-hook<text:s/>#'my:update-alarms-from-file))))</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text:span text:style-name="OrgSrcFontLockCommentDelimiterFace">;;<text:s/></text:span><text:span text:style-name="OrgSrcFontLockCommentFace">(define-key<text:s/>org-mode-map<text:s/>(kbd<text:s/>"&lt;f5&gt;")<text:s/>'org-narrow-to-subtree)</text:span></text:p>
      <text:p text:style-name="OrgSrcBlock"><text:s/><text:s/><text:span text:style-name="OrgSrcFontLockCommentDelimiterFace">;;<text:s/></text:span><text:span text:style-name="OrgSrcFontLockCommentFace">(define-key<text:s/>org-mode-map<text:s/>(kbd<text:s/>"S-&lt;f5&gt;")<text:s/>'widen)</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tr/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df5f783"/>
<text:bookmark text:name="orgdf5f783"/>org-mode の latex エクスポート関数をオーバーライド
<text:bookmark-end text:name="OrgXref.orgdf5f78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261d0ee"/>
<text:bookmark text:name="org261d0ee"/>[org-autolist] ブリッツの入力を簡単に
<text:bookmark-end text:name="OrgXref.org261d0ee"/></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35fb911"/>
<text:bookmark text:name="org35fb911"/>[org-dashboard] 進捗をプログレスバーで確認
<text:bookmark-end text:name="OrgXref.org35fb911"/></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cdb883f"/>
<text:bookmark text:name="orgcdb883f"/><text:span text:style-name="OrgTodo">TODO</text:span> [org-clock-today] 今日の総作業時間をモードラインに表示
<text:bookmark-end text:name="OrgXref.orgcdb883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
      <text:p text:style-name="OrgSrcBlockLastLine"><text:s/><text:s/><text:s/><text:s/>(org-clock-today-mode<text:s/>1)))</text:p>
      <text:h text:style-name="Heading_20_2" text:outline-level="2" text:is-list-header="false">
<text:bookmark-start text:name="OrgXref.org8aefab0"/>
<text:bookmark text:name="org8aefab0"/><text:span text:style-name="OrgTodo">TODO</text:span> [org-recent-headings] 訪問したツリーを記録し簡単に再訪問可能にする
<text:bookmark-end text:name="OrgXref.org8aefab0"/></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text:s/><text:s/><text:s/><text:s/><text:s/><text:s/>(org-recent-headings-mode<text:s/>1)))</text:p>
      <text:p text:style-name="OrgSrcBlock"/>
      <text:p text:style-name="OrgSrcBlockLastLine"><text:s/><text:s/>(global-set-key<text:s/>(kbd<text:s/><text:span text:style-name="OrgSrcFontLockStringFace">"C-c<text:s/>f<text:s/>r"</text:span>)<text:s/>'org-recent-headings-helm))</text:p>
      <text:h text:style-name="Heading_20_2" text:outline-level="2" text:is-list-header="false">
<text:bookmark-start text:name="OrgXref.orge50ce27"/>
<text:bookmark text:name="orge50ce27"/><text:span text:style-name="OrgTodo">TODO</text:span> [orgnav] ツリーの検索インタフェース
<text:bookmark-end text:name="OrgXref.orge50ce27"/></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06b391f"/>
<text:bookmark text:name="org06b391f"/><text:span text:style-name="OrgTodo">TODO</text:span> [org-random-todo] ランダムにタスクを選ぶ
<text:bookmark-end text:name="OrgXref.org06b391f"/></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1d38629"/>
<text:bookmark text:name="org1d38629"/><text:span text:style-name="OrgTodo">TODO</text:span> [toc-org] 目次の挿入
<text:bookmark-end text:name="OrgXref.org1d38629"/></text:h>
      <text:list text:style-name="OrgBulletedList" text:continue-numbering="false">
        <text:list-item>
          <text:p text:style-name="Text_20_body">ツリーに TOC タグを付けて，`toc-org-insert-toc'を実行すればOK<text:line-break/></text:p>
        </text:list-item>
      </text:list>
      <text:p text:style-name="OrgSrcBlock">(autoload-if-found</text:p>
      <text:p text:style-name="OrgSrcBlock"><text:s/>'(toc-org-insert-toc)</text:p>
      <text:p text:style-name="OrgSrcBlockLastLine"><text:s/><text:span text:style-name="OrgSrcFontLockStringFace">"toc-org"</text:span><text:s/>nil<text:s/>t)</text:p>
      <text:h text:style-name="Heading_20_1" text:outline-level="1" text:is-list-header="false">
<text:bookmark-start text:name="OrgXref.orgafea463"/>
<text:bookmark text:name="orgafea463"/>フレーム／ウィンドウ制御
<text:bookmark-end text:name="OrgXref.orgafea463"/></text:h>
      <text:h text:style-name="Heading_20_2" text:outline-level="2" text:is-list-header="false">
<text:bookmark-start text:name="OrgXref.org1e8ee0c"/>
<text:bookmark text:name="org1e8ee0c"/>起動時の設定
<text:bookmark-end text:name="OrgXref.org1e8ee0c"/></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2)</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vertical-scroll-bars<text:s/>.<text:s/>nil)</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KeywordFace">with-eval-after-load</text:span><text:s/><text:span text:style-name="OrgSrcFontLockStringFace">"postpone"</text:span></text:p>
      <text:p text:style-name="OrgSrcBlock"><text:s/><text:s/><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text:s/><text:s/>(add-hook</text:p>
      <text:p text:style-name="OrgSrcBlock"><text:s/><text:s/><text:s/><text:s/><text:s/><text:s/><text:s/><text:s/><text:s/>'post-command-hook</text:p>
      <text:p text:style-name="OrgSrcBlock"><text:s/><text:s/><text:s/><text:s/><text:s/><text:s/><text:s/><text:s/><text:s/>(<text:span text:style-name="OrgSrcFontLockKeywordFace">lexical-let</text:span><text:s/>((previous-buffer<text:s/>nil))</text:p>
      <text:p text:style-name="OrgSrcBlock"><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lambda<text:s/>()</text:p>
      <text:p text:style-name="OrgSrcBlock"><text:s/><text:s/><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text:s/>(<text:span text:style-name="OrgSrcFontLockKeywordFace">if</text:span><text:s/>(bufferp<text:s/>previous-buffer)</text:p>
      <text:p text:style-name="OrgSrcBlock"><text:s/><text:s/><text:s/><text:s/><text:s/><text:s/><text:s/><text:s/><text:s/><text:s/><text:s/><text:s/><text:s/><text:s/><text:s/><text:s/><text:s/><text:s/><text:s/><text:s/><text:s/>(mac-handle-input-method-change))</text:p>
      <text:p text:style-name="OrgSrcBlock"><text:s/><text:s/><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c2a3e85"/>
<text:bookmark text:name="orgc2a3e85"/>複数フレーム対応
<text:bookmark-end text:name="OrgXref.orgc2a3e85"/></text:h>
      <text:p text:style-name="Text_20_body">フレームを複数使う場合の設定です．<text:line-break/></text:p>
      <text:p text:style-name="OrgSrcBlock">(<text:span text:style-name="OrgSrcFontLockKeywordFace">declare-function</text:span><text:s/>my:apply-cursor-config<text:s/><text:span text:style-name="OrgSrcFontLockStringFace">"init"</text:span><text:s/>nil)</text:p>
      <text:p text:style-name="OrgSrcBlock">(<text:span text:style-name="OrgSrcFontLockKeywordFace">defun</text:span><text:s/><text:span text:style-name="OrgSrcFontLockFunctionNameFace">advice:make-frame</text:span><text:s/>()</text:p>
      <text:p text:style-name="OrgSrcBlock"><text:s/><text:s/>(my:apply-theme)</text:p>
      <text:p text:style-name="OrgSrcBlock"><text:s/><text:s/>(<text:span text:style-name="OrgSrcFontLockKeywordFace">when</text:span><text:s/>(<text:span text:style-name="OrgSrcFontLockKeywordFace">require</text:span><text:s/>'<text:span text:style-name="OrgSrcFontLockConstantFace">moom-font</text:span><text:s/>nil<text:s/>t)</text:p>
      <text:p text:style-name="OrgSrcBlock"><text:s/><text:s/><text:s/><text:s/>(moom-font-resize)))</text:p>
      <text:p text:style-name="OrgSrcBlock">(advice-add<text:s/>'make-frame<text:s/><text:span text:style-name="OrgSrcFontLockBuiltinFace">:after</text:span><text:s/>#'advice:make-frame)</text:p>
      <text:p text:style-name="OrgSrcBlockLastLine">(global-set-key<text:s/>(kbd<text:s/><text:span text:style-name="OrgSrcFontLockStringFace">"M-`"</text:span>)<text:s/>'other-frame)</text:p>
      <text:h text:style-name="Heading_20_2" text:outline-level="2" text:is-list-header="false">
<text:bookmark-start text:name="OrgXref.org3b26dd4"/>
<text:bookmark text:name="org3b26dd4"/>[e2wm.el] 二画面表示
<text:bookmark-end text:name="OrgXref.org3b26dd4"/></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LastLine"><text:s/><text:s/><text:s/><text:s/><text:s/><text:s/><text:s/><text:s/><text:s/><text:s/><text:s/><text:s/><text:s/><text:s/><text:s/><text:s/><text:s/><text:s/><text:s/><text:s/>(e2wm:stop-management))))))</text:p>
      <text:h text:style-name="Heading_20_2" text:outline-level="2" text:is-list-header="false">
<text:bookmark-start text:name="OrgXref.orgad23681"/>
<text:bookmark text:name="orgad23681"/>[moom.el] キーボードでフレームの場所を移す
<text:bookmark-end text:name="OrgXref.orgad23681"/></text:h>
      <text:p text:style-name="Text_20_body">(2017-07-30) frame-ctr から moom.el にリネームしました．Moom は，Many Tricks がリリースするソフトウェアで，今後はこのソフトウェアのポートを目指します．<text:line-break/></text:p>
      <text:p text:style-name="Text_20_body">拙作の <text:a xlink:type="simple" xlink:href="https://github.com/takaxp/moom">moom.el</text:a> を使います．e2wm.el と frame-cmds.el に依存しています．<text:line-break/></text:p>
      <text:p text:style-name="Text_20_body">moom.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text:span text:style-name="OrgCode">moom-autuloads</text:span> に必要なコマンドを羅列していますが，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move-frame-with-user-specify</text:p>
      <text:p text:style-name="OrgSrcBlock"><text:s/><text:s/><text:s/><text:s/>moom-change-frame-width-single<text:s/>moom-change-frame-width-double</text:p>
      <text:p text:style-name="OrgSrcBlock"><text:s/><text:s/><text:s/><text:s/>moom-change-frame-width-half-again</text:p>
      <text:p text:style-name="OrgSrcBlock"><text:s/><text:s/><text:s/><text:s/>moom-move-frame-to-center<text:s/>moom-move-frame-to-edge-top</text:p>
      <text:p text:style-name="OrgSrcBlock"><text:s/><text:s/><text:s/><text:s/>moom-move-frame-right<text:s/>moom-max-frame-height</text:p>
      <text:p text:style-name="OrgSrcBlock"><text:s/><text:s/><text:s/><text:s/>moom-move-frame-left<text:s/>moom-move-frame-to-edge-bottom</text:p>
      <text:p text:style-name="OrgSrcBlock"><text:s/><text:s/><text:s/><text:s/>moom-fit-frame-to-fullscreen<text:s/>moom-open-height-ring</text:p>
      <text:p text:style-name="OrgSrcBlock"><text:s/><text:s/><text:s/><text:s/>moom-font-resize<text:s/>moom-font-size-reset</text:p>
      <text:p text:style-name="OrgSrcBlock"><text:s/><text:s/><text:s/><text:s/>moom-font-increase<text:s/>moom-font-decreas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defun</text:span><text:s/><text:span text:style-name="OrgSrcFontLockFunctionNameFace">my:increase-font-size</text:span><text:s/>()</text:p>
      <text:p text:style-name="OrgSrcBlock"><text:s/><text:s/><text:s/><text:s/><text:s/><text:s/>(<text:span text:style-name="OrgSrcFontLockKeywordFace">interactive</text:span>)</text:p>
      <text:p text:style-name="OrgSrcBlock"><text:s/><text:s/><text:s/><text:s/><text:s/><text:s/>(moom-font-in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decrease-font-size</text:span><text:s/>()</text:p>
      <text:p text:style-name="OrgSrcBlock"><text:s/><text:s/><text:s/><text:s/><text:s/><text:s/>(<text:span text:style-name="OrgSrcFontLockKeywordFace">interactive</text:span>)</text:p>
      <text:p text:style-name="OrgSrcBlock"><text:s/><text:s/><text:s/><text:s/><text:s/><text:s/>(moom-font-decrease<text:s/>1)</text:p>
      <text:p text:style-name="OrgSrcBlock"><text:s/><text:s/><text:s/><text:s/><text:s/><text:s/>(moom-move-frame-to-edge-top)</text:p>
      <text:p text:style-name="OrgSrcBlock"><text:s/><text:s/><text:s/><text:s/><text:s/><text:s/>(moom-print-status))</text:p>
      <text:p text:style-name="OrgSrcBlock"><text:s/><text:s/><text:s/><text:s/>(<text:span text:style-name="OrgSrcFontLockKeywordFace">defun</text:span><text:s/><text:span text:style-name="OrgSrcFontLockFunctionNameFace">my:mid-font-size</text:span><text:s/>()</text:p>
      <text:p text:style-name="OrgSrcBlock"><text:s/><text:s/><text:s/><text:s/><text:s/><text:s/>(<text:span text:style-name="OrgSrcFontLockKeywordFace">interactive</text:span>)</text:p>
      <text:p text:style-name="OrgSrcBlock"><text:s/><text:s/><text:s/><text:s/><text:s/><text:s/>(moom-font-resize</text:p>
      <text:p text:style-name="OrgSrcBlock"><text:s/><text:s/><text:s/><text:s/><text:s/><text:s/><text:s/>(/<text:s/>(+<text:s/>moom-font-init-size<text:s/>(moom-fullscreen-font-size))<text:s/>2))</text:p>
      <text:p text:style-name="OrgSrcBlock"><text:s/><text:s/><text:s/><text:s/><text:s/><text:s/>(moom-move-frame-to-center)</text:p>
      <text:p text:style-name="OrgSrcBlock"><text:s/><text:s/><text:s/><text:s/><text:s/><text:s/>(moom-print-status))</text:p>
      <text:p text:style-name="OrgSrcBlock"><text:s/><text:s/><text:s/><text:s/>(add-hook<text:s/>'moom-font-size-reset-hook<text:s/>#'moom-move-frame-to-center)</text:p>
      <text:p text:style-name="OrgSrcBlock"><text:s/><text:s/><text:s/><text:s/>(add-hook<text:s/>'moom-font-change-size-hook<text:s/>#'moom-print-status)</text:p>
      <text:p text:style-name="OrgSrcBlock"><text:s/><text:s/><text:s/><text:s/>(global-set-key<text:s/>(kbd<text:s/><text:span text:style-name="OrgSrcFontLockStringFace">"C--"</text:span>)<text:s/>'my:decrease-font-size)</text:p>
      <text:p text:style-name="OrgSrcBlock"><text:s/><text:s/><text:s/><text:s/>(global-set-key<text:s/>(kbd<text:s/><text:span text:style-name="OrgSrcFontLockStringFace">"C-="</text:span>)<text:s/>'my:increase-font-size)</text:p>
      <text:p text:style-name="OrgSrcBlock"><text:s/><text:s/><text:s/><text:s/>(global-set-key<text:s/>(kbd<text:s/><text:span text:style-name="OrgSrcFontLockStringFace">"C-x<text:s/>C-0"</text:span>)<text:s/>'moom-font-size-reset)</text:p>
      <text:p text:style-name="OrgSrcBlock"><text:s/><text:s/><text:s/><text:s/>(global-set-key<text:s/>(kbd<text:s/><text:span text:style-name="OrgSrcFontLockStringFace">"C-x<text:s/>C-8"</text:span>)<text:s/>'my:mid-font-size))</text:p>
      <text:p text:style-name="OrgSrcBlock"/>
      <text:p text:style-name="OrgSrcBlock"><text:s/><text:s/>(<text:span text:style-name="OrgSrcFontLockKeywordFace">with-eval-after-load</text:span><text:s/><text:span text:style-name="OrgSrcFontLockStringFace">"moom"</text:span></text:p>
      <text:p text:style-name="OrgSrcBlock"><text:s/><text:s/><text:s/><text:s/>(add-hook<text:s/>'moom-after-fullscreen-hook<text:s/>#'moom-move-frame-to-center)</text:p>
      <text:p text:style-name="OrgSrcBlock"><text:s/><text:s/><text:s/><text:s/>(add-hook<text:s/>'moom-after-fullscreen-hook<text:s/>#'moom-print-status))</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om-move-frame-with-user-specify)</text:p>
      <text:p text:style-name="OrgSrcBlock"><text:s/><text:s/><text:span text:style-name="OrgSrcFontLockCommentDelimiterFace">;;<text:s/></text:span><text:span text:style-name="OrgSrcFontLockCommentFace">Move<text:s/>the<text:s/>frame<text:s/>to<text:s/>left<text:s/>side<text:s/>of<text:s/>the<text:s/>current<text:s/>position</text:span></text:p>
      <text:p text:style-name="OrgSrcBlock"><text:s/><text:s/>(<text:span text:style-name="OrgSrcFontLockKeywordFace">setq</text:span><text:s/>moom-horizontal-shifts<text:s/>'(30<text:s/>30))</text:p>
      <text:p text:style-name="OrgSrcBlock"><text:s/><text:s/>(global-set-key<text:s/>(kbd<text:s/><text:span text:style-name="OrgSrcFontLockStringFace">"M-1"</text:span>)<text:s/>'moom-move-frame-left)</text:p>
      <text:p text:style-name="OrgSrcBlock"><text:s/><text:s/><text:span text:style-name="OrgSrcFontLockCommentDelimiterFace">;;<text:s/></text:span><text:span text:style-name="OrgSrcFontLockCommentFace">Move<text:s/>the<text:s/>frame<text:s/>to<text:s/>the<text:s/>center<text:s/>of<text:s/>the<text:s/>window<text:s/>display</text:span></text:p>
      <text:p text:style-name="OrgSrcBlock"><text:s/><text:s/>(global-set-key<text:s/>(kbd<text:s/><text:span text:style-name="OrgSrcFontLockStringFace">"M-2"</text:span>)<text:s/>'moom-move-frame-to-center)</text:p>
      <text:p text:style-name="OrgSrcBlock"><text:s/><text:s/><text:span text:style-name="OrgSrcFontLockCommentDelimiterFace">;;<text:s/></text:span><text:span text:style-name="OrgSrcFontLockCommentFace">Move<text:s/>the<text:s/>frame<text:s/>to<text:s/>right<text:s/>side<text:s/>of<text:s/>the<text:s/>current<text:s/>position</text:span></text:p>
      <text:p text:style-name="OrgSrcBlock"><text:s/><text:s/>(global-set-key<text:s/>(kbd<text:s/><text:span text:style-name="OrgSrcFontLockStringFace">"M-3"</text:span>)<text:s/>'moom-move-frame-right)</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om-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om-move-frame-to-edge-bottom)</text:p>
      <text:p text:style-name="OrgSrcBlock"><text:s/><text:s/><text:span text:style-name="OrgSrcFontLockCommentDelimiterFace">;;<text:s/></text:span><text:span text:style-name="OrgSrcFontLockCommentFace">Move<text:s/>the<text:s/>current<text:s/>frame<text:s/>to<text:s/>the<text:s/>left<text:s/>edge<text:s/>of<text:s/>window<text:s/>display</text:span></text:p>
      <text:p text:style-name="OrgSrcBlock"><text:s/><text:s/>(global-set-key<text:s/>(kbd<text:s/><text:span text:style-name="OrgSrcFontLockStringFace">"M-&lt;f1&gt;"</text:span>)<text:s/>'moom-move-frame-to-edge-left)</text:p>
      <text:p text:style-name="OrgSrcBlock"><text:s/><text:s/><text:span text:style-name="OrgSrcFontLockCommentDelimiterFace">;;<text:s/></text:span><text:span text:style-name="OrgSrcFontLockCommentFace">Move<text:s/>the<text:s/>current<text:s/>frame<text:s/>to<text:s/>the<text:s/>right<text:s/>edge<text:s/>of<text:s/>window<text:s/>display</text:span></text:p>
      <text:p text:style-name="OrgSrcBlock"><text:s/><text:s/>(global-set-key<text:s/>(kbd<text:s/><text:span text:style-name="OrgSrcFontLockStringFace">"M-&lt;f3&gt;"</text:span>)<text:s/>'moom-move-frame-to-edge-right)</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moom-open-height-ring)</text:p>
      <text:p text:style-name="OrgSrcBlock"><text:s/><text:s/><text:span text:style-name="OrgSrcFontLockCommentDelimiterFace">;;<text:s/></text:span><text:span text:style-name="OrgSrcFontLockCommentFace">Full<text:s/>screen<text:s/>with<text:s/>same<text:s/>frame-width</text:span></text:p>
      <text:p text:style-name="OrgSrcBlock"><text:s/><text:s/>(<text:span text:style-name="OrgSrcFontLockKeywordFace">defvar</text:span><text:s/><text:span text:style-name="OrgSrcFontLockVariableNameFace">my:fullscreen-flag</text:span><text:s/>nil)</text:p>
      <text:p text:style-name="OrgSrcBlock"><text:s/><text:s/>(<text:span text:style-name="OrgSrcFontLockKeywordFace">defun</text:span><text:s/><text:span text:style-name="OrgSrcFontLockFunctionNameFace">my:toggle-fullscreen</text:span><text:s/>()</text:p>
      <text:p text:style-name="OrgSrcBlock"><text:s/><text:s/><text:s/><text:s/>(<text:span text:style-name="OrgSrcFontLockKeywordFace">interactive</text:span>)</text:p>
      <text:p text:style-name="OrgSrcBlock"><text:s/><text:s/><text:s/><text:s/>(<text:span text:style-name="OrgSrcFontLockKeywordFace">setq</text:span><text:s/>my:fullscreen-flag<text:s/>(not<text:s/>my:fullscreen-flag))</text:p>
      <text:p text:style-name="OrgSrcBlock"><text:s/><text:s/><text:s/><text:s/>(<text:span text:style-name="OrgSrcFontLockKeywordFace">if</text:span><text:s/>my:fullscreen-flag</text:p>
      <text:p text:style-name="OrgSrcBlock"><text:s/><text:s/><text:s/><text:s/><text:s/><text:s/><text:s/><text:s/>(moom-fit-frame-to-fullscreen)</text:p>
      <text:p text:style-name="OrgSrcBlock"><text:s/><text:s/><text:s/><text:s/><text:s/><text:s/>(moom-font-size-reset)</text:p>
      <text:p text:style-name="OrgSrcBlock"><text:s/><text:s/><text:s/><text:s/><text:s/><text:s/>(moom-change-frame-width-single)))</text:p>
      <text:p text:style-name="OrgSrcBlock"><text:s/><text:s/>(global-set-key<text:s/>(kbd<text:s/><text:span text:style-name="OrgSrcFontLockStringFace">"M-&lt;f2&gt;"</text:span>)<text:s/>'my:toggle-fullscreen)</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c<text:s/>f<text:s/>s"</text:span>)<text:s/>'moom-change-frame-width-single)</text:p>
      <text:p text:style-name="OrgSrcBlock"><text:s/><text:s/>(global-set-key<text:s/>(kbd<text:s/><text:span text:style-name="OrgSrcFontLockStringFace">"C-c<text:s/>f<text:s/>d"</text:span>)<text:s/>'moom-change-frame-width-double)</text:p>
      <text:p text:style-name="OrgSrcBlock"><text:s/><text:s/>(global-set-key<text:s/>(kbd<text:s/><text:span text:style-name="OrgSrcFontLockStringFace">"C-c<text:s/>f<text:s/>a"</text:span>)<text:s/>'moom-change-frame-width-half-again))</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b7ee366"/>
<text:bookmark text:name="orgb7ee366"/>[popwin.el] ポップアップウィンドウの制御
<text:bookmark-end text:name="OrgXref.orgb7ee366"/></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5936c26"/>
<text:bookmark text:name="org5936c26"/><text:span text:style-name="OrgTodo">TODO</text:span> [shackle.el] ポップアップウィンドウの制御
<text:bookmark-end text:name="OrgXref.org5936c26"/></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3233cd2"/>
<text:bookmark text:name="org3233cd2"/>[elscreen.el] Emacs バッファをタブ化
<text:bookmark-end text:name="OrgXref.org3233cd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ca69c65"/>
<text:bookmark text:name="orgca69c65"/>[tabbar-ruler] バッファをタブ切り替え可能に
<text:bookmark-end text:name="OrgXref.orgca69c65"/></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8ececce"/>
<text:bookmark text:name="org8ececce"/>[winner-undo.el] ウィンドウ構成の履歴を辿る
<text:bookmark-end text:name="OrgXref.org8ececce"/></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LastLine"><text:s/><text:s/>(winner-mode<text:s/>1))</text:p>
      <text:h text:style-name="Heading_20_1" text:outline-level="1" text:is-list-header="false">
<text:bookmark-start text:name="OrgXref.org6f492e4"/>
<text:bookmark text:name="org6f492e4"/>フォント／配色関連
<text:bookmark-end text:name="OrgXref.org6f492e4"/></text:h>
      <text:h text:style-name="Heading_20_2" text:outline-level="2" text:is-list-header="false">
<text:bookmark-start text:name="OrgXref.orgd037e40"/>
<text:bookmark text:name="orgd037e40"/>正規表現を見やすくする
<text:bookmark-end text:name="OrgXref.orgd037e40"/></text:h>
      <text:p text:style-name="OrgSrcBlock">(set-face-foreground<text:s/>'font-lock-regexp-grouping-backslash<text:s/><text:span text:style-name="OrgSrcFontLockStringFace">"</text:span><text:span text:style-name="OrgSrcDefault0052">#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f77ad93"/>
<text:bookmark text:name="orgf77ad93"/>設定ファイルを見やすくする
<text:bookmark-end text:name="OrgXref.orgf77ad93"/></text:h>
      <text:p text:style-name="Text_20_body"><text:span text:style-name="OrgCode">generic-x</text:span> を使うと， <text:span text:style-name="OrgCode">/etc/hosts</text:span> や <text:span text:style-name="OrgCode">/etc/apache2.conf</text:span> に色を付けられ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d442eea"/>
<text:bookmark text:name="orgd442eea"/>カーソル行に色をつける
<text:bookmark-end text:name="OrgXref.orgd442eea"/></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display-graphic-p)</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5461780"/>
<text:bookmark text:name="org5461780"/>カーソルを点滅させない
<text:bookmark-end text:name="OrgXref.org5461780"/></text:h>
      <text:p text:style-name="OrgSrcBlockLastLine">(blink-cursor-mode<text:s/>-1)</text:p>
      <text:p text:style-name="Text_20_body">逆にちゃんと設定して点滅させる場合．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LastLine"><text:s/><text:s/>(blink-cursor-mode<text:s/>-1))</text:p>
      <text:h text:style-name="Heading_20_2" text:outline-level="2" text:is-list-header="false">
<text:bookmark-start text:name="OrgXref.org8543290"/>
<text:bookmark text:name="org8543290"/>カーソル位置のフォントを確認
<text:bookmark-end text:name="OrgXref.org8543290"/></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6076a6b"/>
<text:bookmark text:name="org6076a6b"/>フォント設定
<text:bookmark-end text:name="OrgXref.org6076a6b"/></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表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2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p>
      <text:h text:style-name="Heading_20_3" text:outline-level="3" text:is-list-header="false">
<text:bookmark-start text:name="OrgXref.orge7a7483"/>
<text:bookmark text:name="orge7a7483"/>フォントのインストール方法
<text:bookmark-end text:name="OrgXref.orge7a7483"/></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3a14cb1"/>
<text:bookmark text:name="org3a14cb1"/>フォントチェック用コード
<text:bookmark-end text:name="OrgXref.org3a14cb1"/></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3a742b"/>
<text:bookmark text:name="orgd3a742b"/>行間を制御する
<text:bookmark-end text:name="OrgXref.orgd3a742b"/></text:h>
      <text:p text:style-name="OrgSrcBlockLastLine">(set-default<text:s/>'line-spacing<text:s/>0.2)</text:p>
      <text:h text:style-name="Heading_20_2" text:outline-level="2" text:is-list-header="false">
<text:bookmark-start text:name="OrgXref.org588dea3"/>
<text:bookmark text:name="org588dea3"/>パッチをカラフルに表示する
<text:bookmark-end text:name="OrgXref.org588dea3"/></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194b59e"/>
<text:bookmark text:name="org194b59e"/>背景を黒系色にする
<text:bookmark-end text:name="OrgXref.org194b59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fcedcf"/>
<text:bookmark text:name="orgafcedcf"/>時間帯を指定して起動時にテーマを切り替える
<text:bookmark-end text:name="OrgXref.orgafcedcf"/></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e74e266"/>
<text:bookmark text:name="orge74e266"/>[rainbow-mode.el] 配色のリアルタイム確認
<text:bookmark-end text:name="OrgXref.orge74e266"/></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dfe7eb1"/>
<text:bookmark text:name="orgdfe7eb1"/>色一覧
<text:bookmark-end text:name="OrgXref.orgdfe7eb1"/></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8916575"/>
<text:bookmark text:name="org8916575"/>[volatile-highlights] コピペした領域を強調
<text:bookmark-end text:name="OrgXref.org8916575"/></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eclare-function</text:span><text:s/>my:vhl-change-color<text:s/><text:span text:style-name="OrgSrcFontLockStringFace">"init"</text:span><text:s/>nil)</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2" text:outline-level="2" text:is-list-header="false">
<text:bookmark-start text:name="OrgXref.orgf29c0ab"/>
<text:bookmark text:name="orgf29c0ab"/>[edit-color-stamp] Qt経由でカラーピッカーを使う
<text:bookmark-end text:name="OrgXref.orgf29c0ab"/></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executable-find<text:s/><text:span text:style-name="OrgSrcFontLockStringFace">"qt_color_picker"</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416edad"/>
<text:bookmark text:name="org416edad"/>ユーティリティ関数
<text:bookmark-end text:name="OrgXref.org416edad"/></text:h>
      <text:h text:style-name="Heading_20_2" text:outline-level="2" text:is-list-header="false">
<text:bookmark-start text:name="OrgXref.orge048d8b"/>
<text:bookmark text:name="orge048d8b"/>[pomodoro.el] ポモドーロの実践
<text:bookmark-end text:name="OrgXref.orge048d8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defvar</text:span><text:s/><text:span text:style-name="OrgSrcFontLockVariableNameFace">my:pomodoro-annimation</text:span><text:s/>t)</text:p>
      <text:p text:style-name="OrgSrcBlock"><text:s/><text:s/><text:s/><text:s/>(<text:span text:style-name="OrgSrcFontLockKeywordFace">when</text:span><text:s/>(equal<text:s/>(system-name)<text:s/><text:span text:style-name="OrgSrcFontLockStringFace">"mba.local"</text:span>)</text:p>
      <text:p text:style-name="OrgSrcBlock"><text:s/><text:s/><text:s/><text:s/><text:s/><text:s/>(<text:span text:style-name="OrgSrcFontLockKeywordFace">setq</text:span><text:s/>my:pomodoro-annimation<text:s/>nil))</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pan></text:p>
      <text:p text:style-name="OrgSrcBlock"><text:s/><text:s/><text:s/><text:s/><text:s/><text:s/><text:s/><text:s/><text:s/><text:s/><text:s/><text:s/><text:s/><text:s/><text:s/><text:s/><text:s/><text:span text:style-name="OrgSrcFontLockStringFace">"<text:s/>-message<text:s/>\"三三<text:s/>ﾍ(*ﾟ∇ﾟ)ﾉ<text:s/>Go<text:s/>#"</text:span></text:p>
      <text:p text:style-name="OrgSrcBlock"><text:s/><text:s/><text:s/><text:s/><text:s/><text:s/><text:s/><text:s/><text:s/><text:s/><text:s/><text:s/><text:s/><text:s/><text:s/><text:s/><text:s/>(format<text:s/><text:span text:style-name="OrgSrcFontLockStringFace">"%s"</text:span><text:s/>(1+<text:s/>pomodoro:work-count))</text:p>
      <text:p text:style-name="OrgSrcBlock"><text:s/><text:s/><text:s/><text:s/><text:s/><text:s/><text:s/><text:s/><text:s/><text:s/><text:s/><text:s/><text:s/><text:s/><text:s/><text:s/><text:s/><text:span text:style-name="OrgSrcFontLockStringFace">"\"<text:s/>-sender<text:s/>org.gnu.Emacs"</text:span>)))</text:p>
      <text:p text:style-name="OrgSrcBlockLastLine"><text:s/><text:s/><text:s/><text:s/><text:s/><text:s/>(add-hook<text:s/>'pomodoro:finish-work-hook<text:s/>'my:pomodoro-notify))))</text:p>
      <text:h text:style-name="Heading_20_2" text:outline-level="2" text:is-list-header="false">
<text:bookmark-start text:name="OrgXref.org14418b9"/>
<text:bookmark text:name="org14418b9"/>[pomodoro.el] 続・ポモドーロの実践
<text:bookmark-end text:name="OrgXref.org14418b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df3771"/>
<text:bookmark text:name="org9df3771"/>[google-this.el] 単語をグーグル検索
<text:bookmark-end text:name="OrgXref.org9df3771"/></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declare-function</text:span><text:s/>google-this<text:s/><text:span text:style-name="OrgSrcFontLockStringFace">"init"</text:span><text:s/>PREFIX<text:s/>NOCONFIRM)</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781ba0e"/>
<text:bookmark text:name="org781ba0e"/>[lingr.el] チャットルームに参加
<text:bookmark-end text:name="OrgXref.org781ba0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will<text:s/>be<text:s/>loaded.<text:s/>It<text:s/>requires<text:s/>loading<text:s/>cost.</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0850f47"/>
<text:bookmark text:name="org0850f47"/>[osx-lib.el] OSX用ユーティリティ<text:tab/><text:span text:style-name="OrgTags">[<text:span text:style-name="OrgTag">Mac</text:span>]</text:span>
<text:bookmark-end text:name="OrgXref.org0850f47"/></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dd0da84"/>
<text:bookmark text:name="orgdd0da84"/><text:span text:style-name="OrgTodo">TODO</text:span> [password-store.el] パスワード管理
<text:bookmark-end text:name="OrgXref.orgdd0da84"/></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9a9725c"/>
<text:bookmark text:name="org9a9725c"/>[multi-term.el] ターミナル
<text:bookmark-end text:name="OrgXref.org9a9725c"/></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c336caa"/>
<text:bookmark text:name="orgc336caa"/>iterm2 を Emacs から呼び出したい<text:tab/><text:span text:style-name="OrgTags">[<text:span text:style-name="OrgTag">Mac</text:span>]</text:span>
<text:bookmark-end text:name="OrgXref.orgc336caa"/></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e127fdf"/>
<text:bookmark text:name="orge127fdf"/>カレントバッファのあるディレクトリをターミナルで表示
<text:bookmark-end text:name="OrgXref.orge127fdf"/></text:h>
      <text:p text:style-name="OrgSrcBlockLastLine">(global-set-key<text:s/>(kbd<text:s/><text:span text:style-name="OrgSrcFontLockStringFace">"C-c<text:s/>f<text:s/>t"</text:span>)<text:s/>'open-current-directory)</text:p>
      <text:h text:style-name="Heading_20_2" text:outline-level="2" text:is-list-header="false">
<text:bookmark-start text:name="OrgXref.org85d6516"/>
<text:bookmark text:name="org85d6516"/>[postpone] Emacs起動してから使い始めるタイミングで実行する
<text:bookmark-end text:name="OrgXref.org85d6516"/></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と複数の設定が読み込まれましたが，今回の設定では，Emacs起動後に最初のアクション時に読み込まれます．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OrgSrcBlock">(autoload<text:s/>'postpone-kicker<text:s/><text:span text:style-name="OrgSrcFontLockStringFace">"postpone"</text:span><text:s/>nil<text:s/>t)</text:p>
      <text:p text:style-name="OrgSrcBlock">(<text:span text:style-name="OrgSrcFontLockKeywordFace">if</text:span><text:s/>(fboundp<text:s/>'postpone-kicker)</text:p>
      <text:p text:style-name="OrgSrcBlock"><text:s/><text:s/><text:s/><text:s/>(add-hook<text:s/>'pre-command-hook<text:s/>#'postpone-kicker)</text:p>
      <text:p text:style-name="OrgSrcBlockLastLine"><text:s/><text:s/>(message<text:s/><text:span text:style-name="OrgSrcFontLockStringFace">"postpone.el<text:s/>is<text:s/>NOT<text:s/>installed."</text:span>))</text:p>
      <text:p text:style-name="OrgSrcBlock">(<text:span text:style-name="OrgSrcFontLockKeywordFace">defun</text:span><text:s/><text:span text:style-name="OrgSrcFontLockFunctionNameFace">my:onetime-kicker</text:span><text:s/>()</text:p>
      <text:p text:style-name="OrgSrcBlock"><text:s/><text:s/><text:span text:style-name="OrgSrcFontLockDocFace">"Load<text:s/>and<text:s/>execute<text:s/>functions<text:s/>just<text:s/>one<text:s/>time."</text:span></text:p>
      <text:p text:style-name="OrgSrcBlock"><text:s/><text:s/>(<text:span text:style-name="OrgSrcFontLockKeywordFace">when</text:span><text:s/>(<text:span text:style-name="OrgSrcFontLockKeywordFace">require</text:span><text:s/>'<text:span text:style-name="OrgSrcFontLockConstantFace">postpone</text:span><text:s/>nil<text:s/>t)</text:p>
      <text:p text:style-name="OrgSrcBlock"><text:s/><text:s/><text:s/><text:s/>(postpone-mode<text:s/>1))</text:p>
      <text:p text:style-name="OrgSrcBlock"><text:s/><text:s/>(remove-hook<text:s/>'pre-command-hook<text:s/>#'my:onetime-kicker))</text:p>
      <text:p text:style-name="OrgSrcBlockLastLine">(add-hook<text:s/>'pre-command-hook<text:s/>#'my:onetime-kicker)</text:p>
      <text:h text:style-name="Heading_20_2" text:outline-level="2" text:is-list-header="false">
<text:bookmark-start text:name="OrgXref.org02280ab"/>
<text:bookmark text:name="org02280ab"/><text:span text:style-name="OrgTodo">TODO</text:span> [network-watch.el] ネットワークインターフェイスの状態を監視
<text:bookmark-end text:name="OrgXref.org02280ab"/></text:h>
      <text:list text:style-name="OrgBulletedList" text:continue-numbering="false">
        <text:list-item>
          <text:p text:style-name="Text_20_body">プロキシ内での挙動は不明．<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network-watch</text:span><text:s/>nil<text:s/>t)</text:p>
      <text:p text:style-name="OrgSrcBlock"><text:s/><text:s/><text:s/><text:s/>(<text:span text:style-name="OrgSrcFontLockKeywordFace">unless</text:span><text:s/>batch-build</text:p>
      <text:p text:style-name="OrgSrcBlock"><text:s/><text:s/><text:s/><text:s/><text:s/><text:s/>(network-watch-mode<text:s/>1))</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vice:network-watch-update-lighter)))</text:p>
      <text:h text:style-name="Heading_20_2" text:outline-level="2" text:is-list-header="false">
<text:bookmark-start text:name="OrgXref.orgaa67b45"/>
<text:bookmark text:name="orgaa67b45"/>[utility.el] 自作してテスト中の便利関数群
<text:bookmark-end text:name="OrgXref.orgaa67b45"/></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open-file-ring<text:s/>my:update-alarms-from-file</text:p>
      <text:p text:style-name="OrgSrcBlock"><text:s/><text:s/><text:s/><text:s/>my:desktop-notify<text:s/>my:daylight-theme<text:s/>my:night-theme</text:p>
      <text:p text:style-name="OrgSrcBlock"><text:s/><text:s/><text:s/><text:s/>eval-org-buffer<text:s/>kyoko-mad-mode-toggle<text:s/>mac:delete-files-in-trash-bin</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my:cycle-bullet-at-heading</text:p>
      <text:p text:style-name="OrgSrcBlock"><text:s/><text:s/><text:s/><text:s/>my:org-list-insert-items<text:s/>my:org-list-delete-items</text:p>
      <text:p text:style-name="OrgSrcBlock"><text:s/><text:s/><text:s/><text:s/>my:org-list-insert-checkbox-into-items</text:p>
      <text:p text:style-name="OrgSrcBlock"><text:s/><text:s/><text:s/><text:s/>my:org-list-delete-checkbox-from-items</text:p>
      <text:p text:style-name="OrgSrcBlock"><text:s/><text:s/><text:s/><text:s/>my:org-list-insert-itms-with-checkbox</text:p>
      <text:p text:style-name="OrgSrcBlock"><text:s/><text:s/><text:s/><text:s/>my:org-list-delete-items-with-checkbox</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s/>my:lingr-login<text:s/>my:backup))</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CommentDelimiterFace">;;<text:s/></text:span><text:span text:style-name="OrgSrcFontLockCommentFace">(global-set-key<text:s/>(kbd<text:s/>"C-M--")<text:s/>'add-itemize-head)</text:span></text:p>
      <text:p text:style-name="OrgSrcBlock"><text:s/><text:s/><text:span text:style-name="OrgSrcFontLockCommentDelimiterFace">;;<text:s/></text:span><text:span text:style-name="OrgSrcFontLockCommentFace">(global-set-key<text:s/>(kbd<text:s/>"C-M-_")<text:s/>'add-itemize-head-checkbox)</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b0d2b61"/>
<text:bookmark text:name="orgb0d2b61"/>[gif-screencast.el] ユーザアクションのたびにスクショを取る
<text:bookmark-end text:name="OrgXref.orgb0d2b61"/></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1" text:outline-level="1" text:is-list-header="false">
<text:bookmark-start text:name="OrgXref.org50cf3ab"/>
<text:bookmark text:name="org50cf3ab"/>おわりに
<text:bookmark-end text:name="OrgXref.org50cf3ab"/></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My:FaceB3" style:family="text">
      <style:text-properties fo:color="#000000"/>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3-11T19:26:17</dc:date>
    <meta:creation-date>2018-03-11T19:26:17</meta:creation-date>
    <meta:generator>Emacs 26.0.91 (Org mode 9.1.4)</meta:generator>
    <meta:keyword/>
    <dc:subject/>
    <dc:title>Configurations for GNU Emacs</dc:title>
  </office:meta>
</office:document-meta>
</file>